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3in" style:rel-column-width="32767*"/>
    </style:style>
    <style:style style:name="Table1.B" style:family="table-column">
      <style:table-column-properties style:column-width="3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Chapter_20_Number" style:master-page-name="Standard"/>
    <style:style style:name="P2" style:family="paragraph" style:parent-style-name="Body_20_Text">
      <style:text-properties fo:font-weight="bold" style:font-weight-asian="bold" style:font-weight-complex="bold"/>
    </style:style>
    <style:style style:name="P3" style:family="paragraph" style:parent-style-name="Body_20_Text_20_First">
      <style:text-properties fo:font-weight="normal" style:font-weight-asian="normal" style:font-weight-complex="normal"/>
    </style:style>
    <style:style style:name="P4" style:family="paragraph" style:parent-style-name="Body_20_Text">
      <style:text-properties fo:font-weight="normal" style:font-weight-asian="normal" style:font-weight-complex="normal"/>
    </style:style>
    <style:style style:name="P5" style:family="paragraph" style:parent-style-name="Body_20_Text_20_Cont">
      <style:text-properties fo:font-weight="bold" style:font-weight-asian="bold" style:font-weight-complex="bold"/>
    </style:style>
    <style:style style:name="P6" style:family="paragraph" style:parent-style-name="Body_20_Text_20_Cont">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4" style:family="text">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T5" style:family="text">
      <style:text-properties fo:color="#000000" style:font-name="TheSansMonoConNormal"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style>
    <style:style style:name="T6" style:family="text">
      <style:text-properties fo:color="#800000" style:font-name="TheSansMonoConNormal"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style>
    <style:style style:name="T7" style:family="text" style:parent-style-name="Code_20_Inline">
      <style:text-properties fo:color="#008000" style:font-name="TheSansMonoConNormal" fo:font-size="10pt" fo:language="en" fo:country="US" style:font-name-asian="Times New Roman" style:font-size-asian="10pt" style:font-name-complex="Times New Roman" style:font-size-complex="10pt" style:language-complex="ar" style:country-complex="SA"/>
    </style:style>
    <style:style style:name="T8" style:family="text" style:parent-style-name="Code_20_Inline">
      <style:text-properties fo:font-weight="normal" style:font-weight-asian="normal" style:font-weight-complex="normal"/>
    </style:style>
    <style:style style:name="T9" style:family="text">
      <style:text-properties fo:font-style="italic" style:font-style-asian="italic" style:font-style-complex="italic"/>
    </style:style>
    <number:number-style style:name="N0">
      <number:number number:min-integer-digits="1"/>
    </number:number-style>
  </office:automatic-styles>
  <office:body>
    <office:text>
      <office:forms form:automatic-focus="false" form:apply-design-mode="false"/>
      <text:tracked-changes>
        <text:changed-region text:id="ct1258804892">
          <text:insertion>
            <office:change-info>
              <dc:creator>Ray Lischner</dc:creator>
              <dc:date>2006-09-22T14:47:00</dc:date>
            </office:change-info>
          </text:insertion>
        </text:changed-region>
        <text:changed-region text:id="ct1258804332">
          <text:insertion>
            <office:change-info>
              <dc:creator>Ray Lischner</dc:creator>
              <dc:date>2006-09-22T14:48:00</dc:date>
            </office:change-info>
          </text:insertion>
        </text:changed-region>
        <text:changed-region text:id="ct1233633752">
          <text:deletion>
            <office:change-info>
              <dc:creator>Ray Lischner</dc:creator>
              <dc:date>2006-09-22T14:38:00</dc:date>
            </office:change-info>
            <text:p text:style-name="Code_20_First">item</text:p>
          </text:deletion>
        </text:changed-region>
        <text:changed-region text:id="ct1233637000">
          <text:insertion>
            <office:change-info>
              <dc:creator>Ray Lischner</dc:creator>
              <dc:date>2006-09-22T14:38:00</dc:date>
            </office:change-info>
          </text:insertion>
        </text:changed-region>
        <text:changed-region text:id="ct1233636664">
          <text:deletion>
            <office:change-info>
              <dc:creator>Ray Lischner</dc:creator>
              <dc:date>2006-09-22T14:38:00</dc:date>
            </office:change-info>
            <text:p text:style-name="Code">item</text:p>
          </text:deletion>
        </text:changed-region>
        <text:changed-region text:id="ct1258997968">
          <text:insertion>
            <office:change-info>
              <dc:creator>Ray Lischner</dc:creator>
              <dc:date>2006-09-22T14:38:00</dc:date>
            </office:change-info>
          </text:insertion>
        </text:changed-region>
        <text:changed-region text:id="ct1258996624">
          <text:deletion>
            <office:change-info>
              <dc:creator>Ray Lischner</dc:creator>
              <dc:date>2006-09-18T16:02:00</dc:date>
            </office:change-info>
            <text:p text:style-name="Code">0</text:p>
          </text:deletion>
        </text:changed-region>
        <text:changed-region text:id="ct1258996400">
          <text:deletion>
            <office:change-info>
              <dc:creator>Ray Lischner</dc:creator>
              <dc:date>2006-09-22T14:38:00</dc:date>
            </office:change-info>
            <text:p text:style-name="Code">item</text:p>
          </text:deletion>
        </text:changed-region>
        <text:changed-region text:id="ct1258996512">
          <text:insertion>
            <office:change-info>
              <dc:creator>Ray Lischner</dc:creator>
              <dc:date>2006-09-22T14:38:00</dc:date>
            </office:change-info>
          </text:insertion>
        </text:changed-region>
        <text:changed-region text:id="ct1258996176">
          <text:deletion>
            <office:change-info>
              <dc:creator>Ray Lischner</dc:creator>
              <dc:date>2006-09-22T10:32:00</dc:date>
            </office:change-info>
            <text:p text:style-name="Code">int</text:p>
          </text:deletion>
        </text:changed-region>
        <text:changed-region text:id="ct1258995728">
          <text:insertion>
            <office:change-info>
              <dc:creator>Ray Lischner</dc:creator>
              <dc:date>2006-09-22T10:33:00</dc:date>
            </office:change-info>
          </text:insertion>
        </text:changed-region>
        <text:changed-region text:id="ct1258996736">
          <text:insertion>
            <office:change-info>
              <dc:creator>Ray Lischner</dc:creator>
              <dc:date>2006-09-22T10:32:00</dc:date>
            </office:change-info>
          </text:insertion>
        </text:changed-region>
        <text:changed-region text:id="ct1235938292">
          <text:insertion>
            <office:change-info>
              <dc:creator>Ray Lischner</dc:creator>
              <dc:date>2006-09-22T10:33:00</dc:date>
            </office:change-info>
          </text:insertion>
        </text:changed-region>
        <text:changed-region text:id="ct1235938404">
          <text:deletion>
            <office:change-info>
              <dc:creator>Ray Lischner</dc:creator>
              <dc:date>2006-09-18T16:02:00</dc:date>
            </office:change-info>
            <text:p text:style-name="Code">int</text:p>
          </text:deletion>
        </text:changed-region>
        <text:changed-region text:id="ct1235937732">
          <text:insertion>
            <office:change-info>
              <dc:creator>Ray Lischner</dc:creator>
              <dc:date>2006-09-18T16:02:00</dc:date>
            </office:change-info>
          </text:insertion>
        </text:changed-region>
        <text:changed-region text:id="ct1235937620">
          <text:insertion>
            <office:change-info>
              <dc:creator>Ray Lischner</dc:creator>
              <dc:date>2006-09-18T16:03:00</dc:date>
            </office:change-info>
          </text:insertion>
        </text:changed-region>
        <text:changed-region text:id="ct1235935268">
          <text:insertion>
            <office:change-info>
              <dc:creator>Ray Lischner</dc:creator>
              <dc:date>2006-09-18T16:03:00</dc:date>
            </office:change-info>
          </text:insertion>
        </text:changed-region>
        <text:changed-region text:id="ct1235939188">
          <text:deletion>
            <office:change-info>
              <dc:creator>Ray Lischner</dc:creator>
              <dc:date>2006-09-18T16:03:00</dc:date>
            </office:change-info>
            <text:p text:style-name="Code">int</text:p>
          </text:deletion>
        </text:changed-region>
        <text:changed-region text:id="ct1235938068">
          <text:deletion>
            <office:change-info>
              <dc:creator>Ray Lischner</dc:creator>
              <dc:date>2006-09-22T14:38:00</dc:date>
            </office:change-info>
            <text:p text:style-name="Code_20_Bold">item</text:p>
          </text:deletion>
        </text:changed-region>
        <text:changed-region text:id="ct1235938964">
          <text:insertion>
            <office:change-info>
              <dc:creator>Ray Lischner</dc:creator>
              <dc:date>2006-09-22T14:38:00</dc:date>
            </office:change-info>
          </text:insertion>
        </text:changed-region>
        <text:changed-region text:id="ct1235936948">
          <text:insertion>
            <office:change-info>
              <dc:creator>Ray Lischner</dc:creator>
              <dc:date>2006-09-18T16:03:00</dc:date>
            </office:change-info>
          </text:insertion>
        </text:changed-region>
        <text:changed-region text:id="ct1235936612">
          <text:deletion>
            <office:change-info>
              <dc:creator>Ray Lischner</dc:creator>
              <dc:date>2006-09-18T16:03:00</dc:date>
            </office:change-info>
            <text:p text:style-name="Code">int</text:p>
          </text:deletion>
        </text:changed-region>
        <text:changed-region text:id="ct1263873444">
          <text:deletion>
            <office:change-info>
              <dc:creator>Ray Lischner</dc:creator>
              <dc:date>2006-09-22T14:38:00</dc:date>
            </office:change-info>
            <text:p text:style-name="Code">item</text:p>
          </text:deletion>
        </text:changed-region>
        <text:changed-region text:id="ct1263872884">
          <text:insertion>
            <office:change-info>
              <dc:creator>Ray Lischner</dc:creator>
              <dc:date>2006-09-22T14:38:00</dc:date>
            </office:change-info>
          </text:insertion>
        </text:changed-region>
        <text:changed-region text:id="ct1259043368">
          <text:insertion>
            <office:change-info>
              <dc:creator>Ray Lischner</dc:creator>
              <dc:date>2006-09-22T10:31:00</dc:date>
            </office:change-info>
          </text:insertion>
        </text:changed-region>
        <text:changed-region text:id="ct1262083632">
          <text:deletion>
            <office:change-info>
              <dc:creator>Ray Lischner</dc:creator>
              <dc:date>2006-09-22T14:38:00</dc:date>
            </office:change-info>
            <text:p text:style-name="Code_20_Bold">item</text:p>
          </text:deletion>
        </text:changed-region>
        <text:changed-region text:id="ct1263501584">
          <text:insertion>
            <office:change-info>
              <dc:creator>Ray Lischner</dc:creator>
              <dc:date>2006-09-22T14:38:00</dc:date>
            </office:change-info>
          </text:insertion>
        </text:changed-region>
        <text:changed-region text:id="ct1258998416">
          <text:deletion>
            <office:change-info>
              <dc:creator>Ray Lischner</dc:creator>
              <dc:date>2006-09-18T16:04:00</dc:date>
            </office:change-info>
            <text:p text:style-name="Code">int</text:p>
          </text:deletion>
        </text:changed-region>
        <text:changed-region text:id="ct1235937172">
          <text:insertion>
            <office:change-info>
              <dc:creator>Ray Lischner</dc:creator>
              <dc:date>2006-09-18T16:04:00</dc:date>
            </office:change-info>
          </text:insertion>
        </text:changed-region>
        <text:changed-region text:id="ct1259044712">
          <text:insertion>
            <office:change-info>
              <dc:creator>Ray Lischner</dc:creator>
              <dc:date>2006-09-18T16:05:00</dc:date>
            </office:change-info>
          </text:insertion>
        </text:changed-region>
        <text:changed-region text:id="ct1264900524">
          <text:deletion>
            <office:change-info>
              <dc:creator>Ray Lischner</dc:creator>
              <dc:date>2006-09-22T14:38:00</dc:date>
            </office:change-info>
            <text:p text:style-name="Code">item</text:p>
          </text:deletion>
        </text:changed-region>
        <text:changed-region text:id="ct1236551116">
          <text:insertion>
            <office:change-info>
              <dc:creator>Ray Lischner</dc:creator>
              <dc:date>2006-09-22T14:38:00</dc:date>
            </office:change-info>
          </text:insertion>
        </text:changed-region>
        <text:changed-region text:id="ct1236550668">
          <text:insertion>
            <office:change-info>
              <dc:creator>Ray Lischner</dc:creator>
              <dc:date>2006-09-22T14:46:00</dc:date>
            </office:change-info>
          </text:insertion>
        </text:changed-region>
        <text:changed-region text:id="ct1234751872">
          <text:deletion>
            <office:change-info>
              <dc:creator>Ray Lischner</dc:creator>
              <dc:date>2006-09-22T15:10:00</dc:date>
            </office:change-info>
            <text:p text:style-name="Body_20_Text_20_Cont">lar</text:p>
          </text:deletion>
        </text:changed-region>
        <text:changed-region text:id="ct1236552348">
          <text:deletion>
            <office:change-info>
              <dc:creator>Ray Lischner</dc:creator>
              <dc:date>2006-09-22T15:09:00</dc:date>
            </office:change-info>
            <text:p text:style-name="Body_20_Text_20_Cont">c</text:p>
          </text:deletion>
        </text:changed-region>
        <text:changed-region text:id="ct1202374864">
          <text:insertion>
            <office:change-info>
              <dc:creator>Ray Lischner</dc:creator>
              <dc:date>2006-09-22T15:10:00</dc:date>
            </office:change-info>
          </text:insertion>
        </text:changed-region>
        <text:changed-region text:id="ct1262095212">
          <text:insertion>
            <office:change-info>
              <dc:creator>Ray Lischner</dc:creator>
              <dc:date>2006-09-22T14:48:00</dc:date>
            </office:change-info>
          </text:insertion>
        </text:changed-region>
        <text:changed-region text:id="ct1204655348">
          <text:insertion>
            <office:change-info>
              <dc:creator>Ray Lischner</dc:creator>
              <dc:date>2006-09-22T14:49:00</dc:date>
            </office:change-info>
          </text:insertion>
        </text:changed-region>
        <text:changed-region text:id="ct1259044152">
          <text:deletion>
            <office:change-info>
              <dc:creator>Ray Lischner</dc:creator>
              <dc:date>2006-09-22T14:49:00</dc:date>
            </office:change-info>
            <text:p text:style-name="Body_20_Text_20_Cont">Usually, you want <text:span text:style-name="Code_20_Inline">public</text:span> </text:p>
          </text:deletion>
        </text:changed-region>
        <text:changed-region text:id="ct1262096108">
          <text:deletion>
            <office:change-info>
              <dc:creator>Ray Lischner</dc:creator>
              <dc:date>2006-09-18T16:06:00</dc:date>
            </office:change-info>
            <text:p text:style-name="Body_20_Text_20_Cont">inheritance</text:p>
          </text:deletion>
        </text:changed-region>
        <text:changed-region text:id="ct1262559084">
          <text:deletion>
            <office:change-info>
              <dc:creator>Ray Lischner</dc:creator>
              <dc:date>2006-09-22T14:49:00</dc:date>
            </office:change-info>
            <text:p text:style-name="Body_20_Text_20_Cont">, even if you use the <text:span text:style-name="Code_20_Inline">class</text:span> keyword</text:p>
          </text:deletion>
        </text:changed-region>
        <text:changed-region text:id="ct1262094316">
          <text:insertion>
            <office:change-info>
              <dc:creator>Ray Lischner</dc:creator>
              <dc:date>2006-09-22T14:49:00</dc:date>
            </office:change-info>
          </text:insertion>
        </text:changed-region>
        <text:changed-region text:id="ct1235800636">
          <text:deletion>
            <office:change-info>
              <dc:creator>Ray Lischner</dc:creator>
              <dc:date>2006-09-22T14:38:00</dc:date>
            </office:change-info>
            <text:p text:style-name="Body_20_Text"><text:span text:style-name="Code_20_Inline">item</text:span></text:p>
          </text:deletion>
        </text:changed-region>
        <text:changed-region text:id="ct1263501808">
          <text:insertion>
            <office:change-info>
              <dc:creator>Ray Lischner</dc:creator>
              <dc:date>2006-09-22T14:38:00</dc:date>
            </office:change-info>
          </text:insertion>
        </text:changed-region>
        <text:changed-region text:id="ct1258999648">
          <text:deletion>
            <office:change-info>
              <dc:creator>Ray Lischner</dc:creator>
              <dc:date>2006-09-22T14:52:00</dc:date>
            </office:change-info>
            <text:p text:style-name="Results_20_First"><text:span text:style-name="T1">-o list3</text:span></text:p>
          </text:deletion>
        </text:changed-region>
        <text:changed-region text:id="ct1235938628">
          <text:deletion>
            <office:change-info>
              <dc:creator>Ray Lischner</dc:creator>
              <dc:date>2006-09-22T14:51:00</dc:date>
            </office:change-info>
            <text:p text:style-name="Results_20_First"><text:span text:style-name="T1">4</text:span></text:p>
          </text:deletion>
        </text:changed-region>
        <text:changed-region text:id="ct1235936276">
          <text:deletion>
            <office:change-info>
              <dc:creator>Ray Lischner</dc:creator>
              <dc:date>2006-09-22T14:52:00</dc:date>
            </office:change-info>
            <text:p text:style-name="Results_20_First"><text:span text:style-name="T1">01 </text:span></text:p>
          </text:deletion>
        </text:changed-region>
        <text:changed-region text:id="ct1258803996">
          <text:insertion>
            <office:change-info>
              <dc:creator>Ray Lischner</dc:creator>
              <dc:date>2006-09-22T14:51:00</dc:date>
            </office:change-info>
          </text:insertion>
        </text:changed-region>
        <text:changed-region text:id="ct1144737312">
          <text:deletion>
            <office:change-info>
              <dc:creator>Ray Lischner</dc:creator>
              <dc:date>2006-09-22T14:51:00</dc:date>
            </office:change-info>
            <text:p text:style-name="Results_20_First"><text:span text:style-name="T1">4</text:span></text:p>
          </text:deletion>
        </text:changed-region>
        <text:changed-region text:id="ct1144734288">
          <text:insertion>
            <office:change-info>
              <dc:creator>Ray Lischner</dc:creator>
              <dc:date>2006-09-22T14:52:00</dc:date>
            </office:change-info>
          </text:insertion>
        </text:changed-region>
        <text:changed-region text:id="ct1144736640">
          <text:insertion>
            <office:change-info>
              <dc:creator>Ray Lischner</dc:creator>
              <dc:date>2006-09-22T14:56:00</dc:date>
            </office:change-info>
          </text:insertion>
        </text:changed-region>
        <text:changed-region text:id="ct1202203968">
          <text:deletion>
            <office:change-info>
              <dc:creator>Ray Lischner</dc:creator>
              <dc:date>2006-09-22T14:52:00</dc:date>
            </office:change-info>
            <text:p text:style-name="Results_20_Last">list3</text:p>
          </text:deletion>
        </text:changed-region>
        <text:changed-region text:id="ct1202203744">
          <text:deletion>
            <office:change-info>
              <dc:creator>Ray Lischner</dc:creator>
              <dc:date>2006-09-22T14:51:00</dc:date>
            </office:change-info>
            <text:p text:style-name="Results_20_Last">4</text:p>
          </text:deletion>
        </text:changed-region>
        <text:changed-region text:id="ct1202203184">
          <text:deletion>
            <office:change-info>
              <dc:creator>Ray Lischner</dc:creator>
              <dc:date>2006-09-22T14:52:00</dc:date>
            </office:change-info>
            <text:p text:style-name="Results_20_Last">01.cpp: In constructor ‘book::book()’:</text:p>
            <text:p text:style-name="Results">list3</text:p>
          </text:deletion>
        </text:changed-region>
        <text:changed-region text:id="ct1249112524">
          <text:deletion>
            <office:change-info>
              <dc:creator>Ray Lischner</dc:creator>
              <dc:date>2006-09-22T14:51:00</dc:date>
            </office:change-info>
            <text:p text:style-name="Results">4</text:p>
          </text:deletion>
        </text:changed-region>
        <text:changed-region text:id="ct1204665340">
          <text:deletion>
            <office:change-info>
              <dc:creator>Ray Lischner</dc:creator>
              <dc:date>2006-09-22T14:52:00</dc:date>
            </office:change-info>
            <text:p text:style-name="Results">01.cpp:21: error: no matching function for call to ‘</text:p>
          </text:deletion>
        </text:changed-region>
        <text:changed-region text:id="ct1204665676">
          <text:deletion>
            <office:change-info>
              <dc:creator>Ray Lischner</dc:creator>
              <dc:date>2006-09-22T14:38:00</dc:date>
            </office:change-info>
            <text:p text:style-name="Results">item</text:p>
          </text:deletion>
        </text:changed-region>
        <text:changed-region text:id="ct1204664892">
          <text:deletion>
            <office:change-info>
              <dc:creator>Ray Lischner</dc:creator>
              <dc:date>2006-09-22T14:52:00</dc:date>
            </office:change-info>
            <text:p text:style-name="Results">::</text:p>
          </text:deletion>
        </text:changed-region>
        <text:changed-region text:id="ct1204663212">
          <text:deletion>
            <office:change-info>
              <dc:creator>Ray Lischner</dc:creator>
              <dc:date>2006-09-22T14:38:00</dc:date>
            </office:change-info>
            <text:p text:style-name="Results">item</text:p>
          </text:deletion>
        </text:changed-region>
        <text:changed-region text:id="ct1249025920">
          <text:deletion>
            <office:change-info>
              <dc:creator>Ray Lischner</dc:creator>
              <dc:date>2006-09-22T14:52:00</dc:date>
            </office:change-info>
            <text:p text:style-name="Results">()’</text:p>
            <text:p text:style-name="Results">list3</text:p>
          </text:deletion>
        </text:changed-region>
        <text:changed-region text:id="ct1249025808">
          <text:deletion>
            <office:change-info>
              <dc:creator>Ray Lischner</dc:creator>
              <dc:date>2006-09-22T14:51:00</dc:date>
            </office:change-info>
            <text:p text:style-name="Results">4</text:p>
          </text:deletion>
        </text:changed-region>
        <text:changed-region text:id="ct1249025584">
          <text:deletion>
            <office:change-info>
              <dc:creator>Ray Lischner</dc:creator>
              <dc:date>2006-09-22T14:52:00</dc:date>
            </office:change-info>
            <text:p text:style-name="Results">01.cpp:10: note: candidates are: </text:p>
          </text:deletion>
        </text:changed-region>
        <text:changed-region text:id="ct1204652256">
          <text:deletion>
            <office:change-info>
              <dc:creator>Ray Lischner</dc:creator>
              <dc:date>2006-09-22T14:38:00</dc:date>
            </office:change-info>
            <text:p text:style-name="Results">item</text:p>
          </text:deletion>
        </text:changed-region>
        <text:changed-region text:id="ct1144779124">
          <text:deletion>
            <office:change-info>
              <dc:creator>Ray Lischner</dc:creator>
              <dc:date>2006-09-22T14:52:00</dc:date>
            </office:change-info>
            <text:p text:style-name="Results">::</text:p>
          </text:deletion>
        </text:changed-region>
        <text:changed-region text:id="ct1202244828">
          <text:deletion>
            <office:change-info>
              <dc:creator>Ray Lischner</dc:creator>
              <dc:date>2006-09-22T14:38:00</dc:date>
            </office:change-info>
            <text:p text:style-name="Results">item</text:p>
          </text:deletion>
        </text:changed-region>
        <text:changed-region text:id="ct1202245052">
          <text:deletion>
            <office:change-info>
              <dc:creator>Ray Lischner</dc:creator>
              <dc:date>2006-09-22T14:52:00</dc:date>
            </office:change-info>
            <text:p text:style-name="Results">(</text:p>
          </text:deletion>
        </text:changed-region>
        <text:changed-region text:id="ct1202244604">
          <text:deletion>
            <office:change-info>
              <dc:creator>Ray Lischner</dc:creator>
              <dc:date>2006-09-22T14:38:00</dc:date>
            </office:change-info>
            <text:p text:style-name="Results">int</text:p>
          </text:deletion>
        </text:changed-region>
        <text:changed-region text:id="ct1234752880">
          <text:deletion>
            <office:change-info>
              <dc:creator>Ray Lischner</dc:creator>
              <dc:date>2006-09-22T14:52:00</dc:date>
            </office:change-info>
            <text:p text:style-name="Results">,</text:p>
          </text:deletion>
        </text:changed-region>
        <text:changed-region text:id="ct1234751536">
          <text:deletion>
            <office:change-info>
              <dc:creator>Ray Lischner</dc:creator>
              <dc:date>2006-09-22T14:38:00</dc:date>
            </office:change-info>
            <text:p text:style-name="Results"><text:s/></text:p>
          </text:deletion>
        </text:changed-region>
        <text:changed-region text:id="ct1234751648">
          <text:deletion>
            <office:change-info>
              <dc:creator>Ray Lischner</dc:creator>
              <dc:date>2006-09-22T14:52:00</dc:date>
            </office:change-info>
            <text:p text:style-name="Results">const std::string&amp;)</text:p>
            <text:p text:style-name="Results">list3</text:p>
          </text:deletion>
        </text:changed-region>
        <text:changed-region text:id="ct1234752208">
          <text:deletion>
            <office:change-info>
              <dc:creator>Ray Lischner</dc:creator>
              <dc:date>2006-09-22T14:51:00</dc:date>
            </office:change-info>
            <text:p text:style-name="Results">4</text:p>
          </text:deletion>
        </text:changed-region>
        <text:changed-region text:id="ct1262089992">
          <text:deletion>
            <office:change-info>
              <dc:creator>Ray Lischner</dc:creator>
              <dc:date>2006-09-22T14:52:00</dc:date>
            </office:change-info>
            <text:p text:style-name="Results">01.cpp:7: note: <text:s text:c="16"/></text:p>
          </text:deletion>
        </text:changed-region>
        <text:changed-region text:id="ct1202203520">
          <text:deletion>
            <office:change-info>
              <dc:creator>Ray Lischner</dc:creator>
              <dc:date>2006-09-22T14:38:00</dc:date>
            </office:change-info>
            <text:p text:style-name="Results">item</text:p>
          </text:deletion>
        </text:changed-region>
        <text:changed-region text:id="ct1236550220">
          <text:deletion>
            <office:change-info>
              <dc:creator>Ray Lischner</dc:creator>
              <dc:date>2006-09-22T14:52:00</dc:date>
            </office:change-info>
            <text:p text:style-name="Results">::</text:p>
          </text:deletion>
        </text:changed-region>
        <text:changed-region text:id="ct1244472544">
          <text:deletion>
            <office:change-info>
              <dc:creator>Ray Lischner</dc:creator>
              <dc:date>2006-09-22T14:38:00</dc:date>
            </office:change-info>
            <text:p text:style-name="Results">item</text:p>
          </text:deletion>
        </text:changed-region>
        <text:changed-region text:id="ct1236553244">
          <text:deletion>
            <office:change-info>
              <dc:creator>Ray Lischner</dc:creator>
              <dc:date>2006-09-22T14:52:00</dc:date>
            </office:change-info>
            <text:p text:style-name="Results">(const </text:p>
          </text:deletion>
        </text:changed-region>
        <text:changed-region text:id="ct1236553580">
          <text:deletion>
            <office:change-info>
              <dc:creator>Ray Lischner</dc:creator>
              <dc:date>2006-09-22T14:38:00</dc:date>
            </office:change-info>
            <text:p text:style-name="Results">item</text:p>
          </text:deletion>
        </text:changed-region>
        <text:changed-region text:id="ct1262080832">
          <text:deletion>
            <office:change-info>
              <dc:creator>Ray Lischner</dc:creator>
              <dc:date>2006-09-22T14:52:00</dc:date>
            </office:change-info>
            <text:p text:style-name="Results">&amp;)</text:p>
            <text:p text:style-name="Results">list3</text:p>
          </text:deletion>
        </text:changed-region>
        <text:changed-region text:id="ct1259367636">
          <text:deletion>
            <office:change-info>
              <dc:creator>Ray Lischner</dc:creator>
              <dc:date>2006-09-22T14:51:00</dc:date>
            </office:change-info>
            <text:p text:style-name="Results">4</text:p>
          </text:deletion>
        </text:changed-region>
        <text:changed-region text:id="ct1259367860">
          <text:deletion>
            <office:change-info>
              <dc:creator>Ray Lischner</dc:creator>
              <dc:date>2006-09-22T14:52:00</dc:date>
            </office:change-info>
            <text:p text:style-name="Results">01.cpp: In constructor ‘periodical::periodical()’:</text:p>
            <text:p text:style-name="Results">list3</text:p>
          </text:deletion>
        </text:changed-region>
        <text:changed-region text:id="ct1259365620">
          <text:deletion>
            <office:change-info>
              <dc:creator>Ray Lischner</dc:creator>
              <dc:date>2006-09-22T14:51:00</dc:date>
            </office:change-info>
            <text:p text:style-name="Results">4</text:p>
          </text:deletion>
        </text:changed-region>
        <text:changed-region text:id="ct1259367748">
          <text:deletion>
            <office:change-info>
              <dc:creator>Ray Lischner</dc:creator>
              <dc:date>2006-09-22T14:52:00</dc:date>
            </office:change-info>
            <text:p text:style-name="Results">01.cpp:35: error: no matching function for call to ‘</text:p>
          </text:deletion>
        </text:changed-region>
        <text:changed-region text:id="ct1259368084">
          <text:deletion>
            <office:change-info>
              <dc:creator>Ray Lischner</dc:creator>
              <dc:date>2006-09-22T14:38:00</dc:date>
            </office:change-info>
            <text:p text:style-name="Results">item</text:p>
          </text:deletion>
        </text:changed-region>
        <text:changed-region text:id="ct1259368196">
          <text:deletion>
            <office:change-info>
              <dc:creator>Ray Lischner</dc:creator>
              <dc:date>2006-09-22T14:52:00</dc:date>
            </office:change-info>
            <text:p text:style-name="Results">::</text:p>
          </text:deletion>
        </text:changed-region>
        <text:changed-region text:id="ct1259367524">
          <text:deletion>
            <office:change-info>
              <dc:creator>Ray Lischner</dc:creator>
              <dc:date>2006-09-22T14:38:00</dc:date>
            </office:change-info>
            <text:p text:style-name="Results">item</text:p>
          </text:deletion>
        </text:changed-region>
        <text:changed-region text:id="ct1258807132">
          <text:deletion>
            <office:change-info>
              <dc:creator>Ray Lischner</dc:creator>
              <dc:date>2006-09-22T14:52:00</dc:date>
            </office:change-info>
            <text:p text:style-name="Results">()’</text:p>
            <text:p text:style-name="Results">list3</text:p>
          </text:deletion>
        </text:changed-region>
        <text:changed-region text:id="ct1258805900">
          <text:deletion>
            <office:change-info>
              <dc:creator>Ray Lischner</dc:creator>
              <dc:date>2006-09-22T14:51:00</dc:date>
            </office:change-info>
            <text:p text:style-name="Results">4</text:p>
          </text:deletion>
        </text:changed-region>
        <text:changed-region text:id="ct1258803436">
          <text:deletion>
            <office:change-info>
              <dc:creator>Ray Lischner</dc:creator>
              <dc:date>2006-09-22T14:52:00</dc:date>
            </office:change-info>
            <text:p text:style-name="Results">01.cpp:10: note: candidates are: </text:p>
          </text:deletion>
        </text:changed-region>
        <text:changed-region text:id="ct1258998304">
          <text:deletion>
            <office:change-info>
              <dc:creator>Ray Lischner</dc:creator>
              <dc:date>2006-09-22T14:38:00</dc:date>
            </office:change-info>
            <text:p text:style-name="Results">item</text:p>
          </text:deletion>
        </text:changed-region>
        <text:changed-region text:id="ct1202375760">
          <text:deletion>
            <office:change-info>
              <dc:creator>Ray Lischner</dc:creator>
              <dc:date>2006-09-22T14:52:00</dc:date>
            </office:change-info>
            <text:p text:style-name="Results">::</text:p>
          </text:deletion>
        </text:changed-region>
        <text:changed-region text:id="ct1262093196">
          <text:deletion>
            <office:change-info>
              <dc:creator>Ray Lischner</dc:creator>
              <dc:date>2006-09-22T14:38:00</dc:date>
            </office:change-info>
            <text:p text:style-name="Results">item</text:p>
          </text:deletion>
        </text:changed-region>
        <text:changed-region text:id="ct1262095548">
          <text:deletion>
            <office:change-info>
              <dc:creator>Ray Lischner</dc:creator>
              <dc:date>2006-09-22T14:52:00</dc:date>
            </office:change-info>
            <text:p text:style-name="Results">(</text:p>
          </text:deletion>
        </text:changed-region>
        <text:changed-region text:id="ct1262092524">
          <text:deletion>
            <office:change-info>
              <dc:creator>Ray Lischner</dc:creator>
              <dc:date>2006-09-22T14:39:00</dc:date>
            </office:change-info>
            <text:p text:style-name="Results">int</text:p>
          </text:deletion>
        </text:changed-region>
        <text:changed-region text:id="ct1244472320">
          <text:deletion>
            <office:change-info>
              <dc:creator>Ray Lischner</dc:creator>
              <dc:date>2006-09-22T14:52:00</dc:date>
            </office:change-info>
            <text:p text:style-name="Results">,</text:p>
          </text:deletion>
        </text:changed-region>
        <text:changed-region text:id="ct1202376544">
          <text:deletion>
            <office:change-info>
              <dc:creator>Ray Lischner</dc:creator>
              <dc:date>2006-09-22T14:39:00</dc:date>
            </office:change-info>
            <text:p text:style-name="Results"><text:s/></text:p>
          </text:deletion>
        </text:changed-region>
        <text:changed-region text:id="ct1258717436">
          <text:deletion>
            <office:change-info>
              <dc:creator>Ray Lischner</dc:creator>
              <dc:date>2006-09-22T14:52:00</dc:date>
            </office:change-info>
            <text:p text:style-name="Results">const std::string&amp;)</text:p>
            <text:p text:style-name="Results_20_Last">list3</text:p>
          </text:deletion>
        </text:changed-region>
        <text:changed-region text:id="ct1202376208">
          <text:deletion>
            <office:change-info>
              <dc:creator>Ray Lischner</dc:creator>
              <dc:date>2006-09-22T14:51:00</dc:date>
            </office:change-info>
            <text:p text:style-name="Results_20_Last">4</text:p>
          </text:deletion>
        </text:changed-region>
        <text:changed-region text:id="ct1262093756">
          <text:deletion>
            <office:change-info>
              <dc:creator>Ray Lischner</dc:creator>
              <dc:date>2006-09-22T14:52:00</dc:date>
            </office:change-info>
            <text:p text:style-name="Results_20_Last">01.cpp:7: note: <text:s text:c="16"/></text:p>
          </text:deletion>
        </text:changed-region>
        <text:changed-region text:id="ct1262083856">
          <text:deletion>
            <office:change-info>
              <dc:creator>Ray Lischner</dc:creator>
              <dc:date>2006-09-22T14:38:00</dc:date>
            </office:change-info>
            <text:p text:style-name="Results_20_Last">item</text:p>
          </text:deletion>
        </text:changed-region>
        <text:changed-region text:id="ct1202372332">
          <text:deletion>
            <office:change-info>
              <dc:creator>Ray Lischner</dc:creator>
              <dc:date>2006-09-22T14:52:00</dc:date>
            </office:change-info>
            <text:p text:style-name="Results_20_Last">::</text:p>
          </text:deletion>
        </text:changed-region>
        <text:changed-region text:id="ct1202372444">
          <text:deletion>
            <office:change-info>
              <dc:creator>Ray Lischner</dc:creator>
              <dc:date>2006-09-22T14:38:00</dc:date>
            </office:change-info>
            <text:p text:style-name="Results_20_Last">item</text:p>
          </text:deletion>
        </text:changed-region>
        <text:changed-region text:id="ct1144735072">
          <text:deletion>
            <office:change-info>
              <dc:creator>Ray Lischner</dc:creator>
              <dc:date>2006-09-22T14:52:00</dc:date>
            </office:change-info>
            <text:p text:style-name="Results_20_Last">(const </text:p>
          </text:deletion>
        </text:changed-region>
        <text:changed-region text:id="ct1144736528">
          <text:deletion>
            <office:change-info>
              <dc:creator>Ray Lischner</dc:creator>
              <dc:date>2006-09-22T14:38:00</dc:date>
            </office:change-info>
            <text:p text:style-name="Results_20_Last">item</text:p>
          </text:deletion>
        </text:changed-region>
        <text:changed-region text:id="ct1144737088">
          <text:deletion>
            <office:change-info>
              <dc:creator>Ray Lischner</dc:creator>
              <dc:date>2006-09-22T14:52:00</dc:date>
            </office:change-info>
            <text:p text:style-name="Results_20_Last">&amp;)</text:p>
          </text:deletion>
        </text:changed-region>
        <text:changed-region text:id="ct1202201840">
          <text:deletion>
            <office:change-info>
              <dc:creator>Ray Lischner</dc:creator>
              <dc:date>2006-09-18T16:07:00</dc:date>
            </office:change-info>
            <text:p text:style-name="Body_20_Text_20_Cont"><text:span text:style-name="T2">call</text:span></text:p>
          </text:deletion>
        </text:changed-region>
        <text:changed-region text:id="ct1262091896">
          <text:insertion>
            <office:change-info>
              <dc:creator>Ray Lischner</dc:creator>
              <dc:date>2006-09-18T16:07:00</dc:date>
            </office:change-info>
          </text:insertion>
        </text:changed-region>
        <text:changed-region text:id="ct1144779460">
          <text:insertion>
            <office:change-info>
              <dc:creator>Ray Lischner</dc:creator>
              <dc:date>2006-09-22T14:57:00</dc:date>
            </office:change-info>
          </text:insertion>
        </text:changed-region>
        <text:changed-region text:id="ct1234752432">
          <text:deletion>
            <office:change-info>
              <dc:creator>Ray Lischner</dc:creator>
              <dc:date>2006-09-22T14:58:00</dc:date>
            </office:change-info>
            <text:p text:style-name="Body_20_Text_20_Cont"><text:span text:style-name="T2">call</text:span></text:p>
          </text:deletion>
        </text:changed-region>
        <text:changed-region text:id="ct1234752544">
          <text:insertion>
            <office:change-info>
              <dc:creator>Ray Lischner</dc:creator>
              <dc:date>2006-09-22T14:58:00</dc:date>
            </office:change-info>
          </text:insertion>
        </text:changed-region>
        <text:changed-region text:id="ct1202262920">
          <text:insertion>
            <office:change-info>
              <dc:creator>Matthew Moodie</dc:creator>
              <dc:date>2006-09-14T13:38:00</dc:date>
            </office:change-info>
          </text:insertion>
        </text:changed-region>
        <text:changed-region text:id="ct1236588096">
          <text:deletion>
            <office:change-info>
              <dc:creator>Ray Lischner</dc:creator>
              <dc:date>2006-09-22T15:10:00</dc:date>
            </office:change-info>
            <text:p text:style-name="Body_20_Text_20_First">clar</text:p>
          </text:deletion>
        </text:changed-region>
        <text:changed-region text:id="ct1259627320">
          <text:insertion>
            <office:change-info>
              <dc:creator>Ray Lischner</dc:creator>
              <dc:date>2006-09-22T15:10:00</dc:date>
            </office:change-info>
          </text:insertion>
        </text:changed-region>
        <text:changed-region text:id="ct1263873892">
          <text:insertion>
            <office:change-info>
              <dc:creator>Ray Lischner</dc:creator>
              <dc:date>2006-09-22T14:58:00</dc:date>
            </office:change-info>
          </text:insertion>
        </text:changed-region>
        <text:changed-region text:id="ct1262081616">
          <text:deletion>
            <office:change-info>
              <dc:creator>Ray Lischner</dc:creator>
              <dc:date>2006-09-18T15:22:00</dc:date>
            </office:change-info>
            <text:p text:style-name="Body_20_Text_20_Cont">invokes</text:p>
          </text:deletion>
        </text:changed-region>
        <text:changed-region text:id="ct1262081728">
          <text:insertion>
            <office:change-info>
              <dc:creator>Ray Lischner</dc:creator>
              <dc:date>2006-09-18T15:22:00</dc:date>
            </office:change-info>
          </text:insertion>
        </text:changed-region>
        <text:changed-region text:id="ct1262082064">
          <text:insertion>
            <office:change-info>
              <dc:creator>Ray Lischner</dc:creator>
              <dc:date>2006-09-18T16:09:00</dc:date>
            </office:change-info>
          </text:insertion>
        </text:changed-region>
        <text:changed-region text:id="ct1262082288">
          <text:deletion>
            <office:change-info>
              <dc:creator>Ray Lischner</dc:creator>
              <dc:date>2006-09-18T16:09:00</dc:date>
            </office:change-info>
            <text:p text:style-name="Body_20_Text_20_First">briefly touched on the difference between private and public inheritance</text:p>
          </text:deletion>
        </text:changed-region>
        <text:changed-region text:id="ct1243958832">
          <text:deletion>
            <office:change-info>
              <dc:creator>Ray Lischner</dc:creator>
              <dc:date>2006-09-18T16:10:00</dc:date>
            </office:change-info>
            <text:p text:style-name="Body_20_Text_20_First">really </text:p>
          </text:deletion>
        </text:changed-region>
        <text:changed-region text:id="ct1258717996">
          <text:deletion>
            <office:change-info>
              <dc:creator>Ray Lischner</dc:creator>
              <dc:date>2006-09-18T16:10:00</dc:date>
            </office:change-info>
            <text:p text:style-name="Body_20_Text_20_First">the difference</text:p>
          </text:deletion>
        </text:changed-region>
        <text:changed-region text:id="ct1262093084">
          <text:insertion>
            <office:change-info>
              <dc:creator>Ray Lischner</dc:creator>
              <dc:date>2006-09-18T16:10:00</dc:date>
            </office:change-info>
          </text:insertion>
        </text:changed-region>
        <text:changed-region text:id="ct1244474784">
          <text:deletion>
            <office:change-info>
              <dc:creator>Ray Lischner</dc:creator>
              <dc:date>2006-09-22T14:59:00</dc:date>
            </office:change-info>
            <text:p text:style-name="Body_20_Text_20_First">correct this oversight</text:p>
          </text:deletion>
        </text:changed-region>
        <text:changed-region text:id="ct1236551788">
          <text:insertion>
            <office:change-info>
              <dc:creator>Ray Lischner</dc:creator>
              <dc:date>2006-09-22T14:59:00</dc:date>
            </office:change-info>
          </text:insertion>
        </text:changed-region>
        <text:changed-region text:id="ct1258804780">
          <text:insertion>
            <office:change-info>
              <dc:creator>Matthew Moodie</dc:creator>
              <dc:date>2006-09-14T13:43:00</dc:date>
            </office:change-info>
          </text:insertion>
        </text:changed-region>
        <text:changed-region text:id="ct1205495460">
          <text:insertion>
            <office:change-info>
              <dc:creator>Ray Lischner</dc:creator>
              <dc:date>2006-09-22T14:59:00</dc:date>
            </office:change-info>
          </text:insertion>
        </text:changed-region>
        <text:changed-region text:id="ct1202373744">
          <text:insertion>
            <office:change-info>
              <dc:creator>Ray Lischner</dc:creator>
              <dc:date>2006-09-22T15:00:00</dc:date>
            </office:change-info>
          </text:insertion>
        </text:changed-region>
        <text:changed-region text:id="ct1262094764">
          <text:insertion>
            <office:change-info>
              <dc:creator>Ray Lischner</dc:creator>
              <dc:date>2006-09-22T15:01:00</dc:date>
            </office:change-info>
          </text:insertion>
        </text:changed-region>
        <text:changed-region text:id="ct1243955472">
          <text:insertion>
            <office:change-info>
              <dc:creator>Ray Lischner</dc:creator>
              <dc:date>2006-09-22T15:01:00</dc:date>
            </office:change-info>
          </text:insertion>
        </text:changed-region>
        <text:changed-region text:id="ct1202375088">
          <text:insertion>
            <office:change-info>
              <dc:creator>Ray Lischner</dc:creator>
              <dc:date>2006-09-22T15:02:00</dc:date>
            </office:change-info>
          </text:insertion>
        </text:changed-region>
        <text:changed-region text:id="ct1204654228">
          <text:format-change>
            <office:change-info>
              <dc:creator>Ray Lischner</dc:creator>
              <dc:date>2006-09-22T15:03:00</dc:date>
            </office:change-info>
          </text:format-change>
        </text:changed-region>
        <text:changed-region text:id="ct1262556172">
          <text:insertion>
            <office:change-info>
              <dc:creator>Ray Lischner</dc:creator>
              <dc:date>2006-09-22T15:02:00</dc:date>
            </office:change-info>
          </text:insertion>
        </text:changed-region>
        <text:changed-region text:id="ct1202375200">
          <text:insertion>
            <office:change-info>
              <dc:creator>Ray Lischner</dc:creator>
              <dc:date>2006-09-22T15:03:00</dc:date>
            </office:change-info>
          </text:insertion>
        </text:changed-region>
        <text:changed-region text:id="ct1262095324">
          <text:deletion>
            <office:change-info>
              <dc:creator>Ray Lischner</dc:creator>
              <dc:date>2006-09-22T15:03:00</dc:date>
            </office:change-info>
            <text:p text:style-name="Body_20_Text">, on the other hand,</text:p>
          </text:deletion>
        </text:changed-region>
        <text:changed-region text:id="ct1202374192">
          <text:insertion>
            <office:change-info>
              <dc:creator>Ray Lischner</dc:creator>
              <dc:date>2006-09-22T15:03:00</dc:date>
            </office:change-info>
          </text:insertion>
        </text:changed-region>
        <text:changed-region text:id="ct1202375424">
          <text:insertion>
            <office:change-info>
              <dc:creator>Ray Lischner</dc:creator>
              <dc:date>2006-09-22T15:08:00</dc:date>
            </office:change-info>
          </text:insertion>
        </text:changed-region>
        <text:changed-region text:id="ct1258719452">
          <text:insertion>
            <office:change-info>
              <dc:creator>Ray Lischner</dc:creator>
              <dc:date>2006-09-22T15:04:00</dc:date>
            </office:change-info>
          </text:insertion>
        </text:changed-region>
        <text:changed-region text:id="ct1258717212">
          <text:insertion>
            <office:change-info>
              <dc:creator>Ray Lischner</dc:creator>
              <dc:date>2006-09-18T16:13:00</dc:date>
            </office:change-info>
          </text:insertion>
        </text:changed-region>
        <text:changed-region text:id="ct1243958608">
          <text:insertion>
            <office:change-info>
              <dc:creator>Ray Lischner</dc:creator>
              <dc:date>2006-09-18T16:14:00</dc:date>
            </office:change-info>
          </text:insertion>
        </text:changed-region>
        <text:changed-region text:id="ct1204646812">
          <text:deletion>
            <office:change-info>
              <dc:creator>Ray Lischner</dc:creator>
              <dc:date>2006-09-18T16:14:00</dc:date>
            </office:change-info>
            <text:p text:style-name="Body_20_Text_20_First">Another access level is <text:span text:style-name="Code_20_Inline">protected</text:span>. Declare members protected to make them accessible to derived classes, but not to anyone else. In other words, a protected member is private to outside users, but public to derived classes (and children of derived classes, and so on).</text:p>
            <text:p text:style-name="Body_20_Text">Most of the time, you should make members public or private. Decide which members should form the public interface, that is, how should others use the class? </text:p>
          </text:deletion>
        </text:changed-region>
        <text:changed-region text:id="ct1235952308">
          <text:insertion>
            <office:change-info>
              <dc:creator>Ray Lischner</dc:creator>
              <dc:date>2006-09-18T16:14:00</dc:date>
            </office:change-info>
          </text:insertion>
        </text:changed-region>
        <text:changed-region text:id="ct1204645624">
          <text:deletion>
            <office:change-info>
              <dc:creator>Ray Lischner</dc:creator>
              <dc:date>2006-09-18T16:14:00</dc:date>
            </office:change-info>
            <text:p text:style-name="Body_20_Text">That would require finding all the code that uses the member and updating that code. </text:p>
          </text:deletion>
        </text:changed-region>
        <text:changed-region text:id="ct1204643944">
          <text:insertion>
            <office:change-info>
              <dc:creator>Ray Lischner</dc:creator>
              <dc:date>2006-09-22T15:05:00</dc:date>
            </office:change-info>
          </text:insertion>
        </text:changed-region>
        <text:changed-region text:id="ct1235953316">
          <text:insertion>
            <office:change-info>
              <dc:creator>Ray Lischner</dc:creator>
              <dc:date>2006-09-22T15:06:00</dc:date>
            </office:change-info>
          </text:insertion>
        </text:changed-region>
        <text:changed-region text:id="ct1235954212">
          <text:insertion>
            <office:change-info>
              <dc:creator>Ray Lischner</dc:creator>
              <dc:date>2006-09-22T15:07:00</dc:date>
            </office:change-info>
          </text:insertion>
        </text:changed-region>
        <text:changed-region text:id="ct1204643048">
          <text:deletion>
            <office:change-info>
              <dc:creator>Ray Lischner</dc:creator>
              <dc:date>2006-09-18T16:14:00</dc:date>
            </office:change-info>
            <text:p text:style-name="Body_20_Text">Make members protected only when you know that a derived class must call a member function to carry out its own task, but the member must not be part of the public interface. A common idiom is for a base class to present a public member function that calls a protected member function to do the actual work. That way, you have some control over how you implement the functionality; if you need to change the implementation, you can do so by changing only the base and derived classes, and not every user of the public member function. </text:p>
          </text:dele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35" style:data-style-name="N0">35</text:variable-set></text:p>
      <text:p text:style-name="Chapter_20_Title">Inheritance</text:p>
      <text:p text:style-name="Body_20_Text_20_First">The previous exploration introduced the general principles of object-oriented programming. Now it’s time to see how to apply those principles to C++.</text:p>
      <text:p text:style-name="Heading_20_1">Deriving a Class</text:p>
      <text:p text:style-name="Body_20_Text_20_First">Defining a derived class is just like defining any other class, except you include a base class access level and name, as shown in Listing <text:variable-get text:name="chapter" office:value-type="float" style:data-style-name="N0">35</text:variable-get>-<text:reference-ref text:reference-format="text" text:ref-name="base_class_code">1</text:reference-ref>, which defines some simple classes to support a library.<text:change-start text:change-id="ct1258804892"/> Every item <text:span text:style-name="T3">in the</text:span> library is a work of some kind: a book, a magazine, a movie, and so on. To keep things simple, the class <text:span text:style-name="Code_20_Inline">work</text:span> has o<text:change-end text:change-id="ct1258804892"/><text:change-start text:change-id="ct1258804332"/>nly two derived classes, <text:span text:style-name="Code_20_Inline">book</text:span> and <text:span text:style-name="Code_20_Inline">periodical</text:span>:<text:change-end text:change-id="ct1258804332"/></text:p>
      <text:p text:style-name="Code_20_Caption"><text:hidden-text text:condition="ooow:" text:string-value=".func" text:is-hidden="true"/>Listing <text:variable-get text:name="chapter" office:value-type="float" style:data-style-name="N0">35</text:variable-get>-<text:reference-mark-start text:name="base_class_code"/><text:sequence text:ref-name="refText0" text:name="Text" text:formula="ooow:Text+1" style:num-format="1">1</text:sequence><text:reference-mark-end text:name="base_class_code"/>. Defining a derived class</text:p>
      <text:p text:style-name="Code_20_First">class <text:change text:change-id="ct1233633752"/><text:change-start text:change-id="ct1233637000"/><text:span text:style-name="T4">work</text:span><text:change-end text:change-id="ct1233637000"/><text:hidden-text text:condition="ooow:comment == 1" text:string-value="difficult to come up with a good base class name but this is sure as anything not it. " text:is-hidden="true">difficult to come up with a good base class name but this is sure as anything not it. </text:hidden-text></text:p>
      <text:p text:style-name="Code">{</text:p>
      <text:p text:style-name="Code">public:</text:p>
      <text:p text:style-name="Code"><text:s text:c="2"/><text:change text:change-id="ct1233636664"/><text:change-start text:change-id="ct1258997968"/><text:span text:style-name="T5">work</text:span><text:change-end text:change-id="ct1258997968"/>() : id_(<text:change text:change-id="ct1258996624"/>), title_() {}</text:p>
      <text:p text:style-name="Code"><text:s text:c="2"/><text:change text:change-id="ct1258996400"/><text:change-start text:change-id="ct1258996512"/><text:span text:style-name="T5">work</text:span><text:change-end text:change-id="ct1258996512"/>(<text:change text:change-id="ct1258996176"/><text:change-start text:change-id="ct1258995728"/>std::<text:change-end text:change-id="ct1258995728"/><text:change-start text:change-id="ct1258996736"/>string const&amp;<text:change-end text:change-id="ct1258996736"/> id, std::string const&amp; title) : id_(id), title_(title) {}<text:hidden-text text:condition="ooow:comment == 1" text:string-value="and why are you providing explicit copy semantics? " text:is-hidden="true">and why are you providing explicit copy semantics? </text:hidden-text><text:change-start text:change-id="ct1235938292"/><text:hidden-text text:condition="ooow:" text:string-value="[RL] Normal construction semantics" text:is-hidden="true"/><text:change-end text:change-id="ct1235938292"/></text:p>
      <text:p text:style-name="Code"><text:s text:c="2"/><text:change text:change-id="ct1235938404"/><text:change-start text:change-id="ct1235937732"/>std::string<text:change-end text:change-id="ct1235937732"/><text:change-start text:change-id="ct1235937620"/> const&amp;<text:change-end text:change-id="ct1235937620"/> id() const { return id_; }</text:p>
      <text:p text:style-name="Code"><text:s text:c="2"/>std::string const&amp; title() const { return title_; }</text:p>
      <text:p text:style-name="Code">private:</text:p>
      <text:p text:style-name="Code"><text:s text:c="2"/><text:change-start text:change-id="ct1235935268"/>std::string<text:change-end text:change-id="ct1235935268"/><text:change text:change-id="ct1235939188"/><text:hidden-text text:condition="ooow:comment == 1" text:string-value="why would an ID be an int? It makes no sense, it sure won't have any of the behaviour of an int. " text:is-hidden="true">why would an ID be an int? It makes no sense, it sure won't have any of the behaviour of an int. </text:hidden-text> id_;</text:p>
      <text:p text:style-name="Code"><text:s text:c="2"/>std::string title_;</text:p>
      <text:p text:style-name="Code">};</text:p>
      <text:p text:style-name="Code"/>
      <text:p text:style-name="Code_20_Bold">class book : public <text:change text:change-id="ct1235938068"/><text:change-start text:change-id="ct1235938964"/><text:span text:style-name="T6">work</text:span><text:change-end text:change-id="ct1235938964"/></text:p>
      <text:p text:style-name="Code">{</text:p>
      <text:p text:style-name="Code">public:</text:p>
      <text:p text:style-name="Code"><text:s text:c="2"/>book() : author_(), pubyear_(0) {}</text:p>
      <text:p text:style-name="Code"><text:s text:c="2"/>book(<text:change-start text:change-id="ct1235936948"/>std::string const&amp;<text:change-end text:change-id="ct1235936948"/><text:change text:change-id="ct1235936612"/> id, std::string const&amp; title, std::string const&amp; author, int pubyear)</text:p>
      <text:p text:style-name="Code"><text:s text:c="2"/>: <text:change text:change-id="ct1263873444"/><text:change-start text:change-id="ct1263872884"/><text:span text:style-name="T5">work</text:span><text:change-end text:change-id="ct1263872884"/>(id, title), author_(author), pubyear_(pubyear)</text:p>
      <text:p text:style-name="Code"><text:s text:c="2"/>{}</text:p>
      <text:p text:style-name="Code"><text:s text:c="2"/>std::string const&amp; author() const { return author_; }</text:p>
      <text:p text:style-name="Code"><text:s text:c="2"/>int pubyear() const { return pubyear_; }</text:p>
      <text:p text:style-name="Code">private:</text:p>
      <text:p text:style-name="Code"><text:s text:c="2"/>std::string author_;</text:p>
      <text:p text:style-name="Code"><text:s text:c="2"/>int<text:hidden-text text:condition="ooow:comment == 1" text:string-value="why would a year be an int? It makes no sense, it will have little of the behaviour of an int. " text:is-hidden="true">why would a year be an int? It makes no sense, it will have little of the behaviour of an int. </text:hidden-text><text:change-start text:change-id="ct1259043368"/><text:hidden-text text:condition="ooow:" text:string-value="[RL] Years are indeed very much like integers. I can subtract  two years, add integers to years, and the year 1900 comes after the year 200, which would not be true if the type of pubyear_ were string. I can’t multiply years, but for this exercise, int works fine." text:is-hidden="true"/><text:change-end text:change-id="ct1259043368"/> pubyear_; ///&lt; year of publication</text:p>
      <text:p text:style-name="Code">};</text:p>
      <text:p text:style-name="Code"/>
      <text:p text:style-name="Code_20_Bold">class periodical : public <text:change text:change-id="ct1262083632"/><text:change-start text:change-id="ct1263501584"/><text:span text:style-name="T6">work</text:span><text:change-end text:change-id="ct1263501584"/></text:p>
      <text:p text:style-name="Code">{</text:p>
      <text:p text:style-name="Code">public:</text:p>
      <text:p text:style-name="Code"><text:s text:c="2"/>periodical() : volume_(0), number_(0), date_() {}</text:p>
      <text:p text:style-name="Code"><text:s text:c="2"/>periodical(<text:change text:change-id="ct1258998416"/><text:change-start text:change-id="ct1235937172"/>std::string co<text:change-end text:change-id="ct1235937172"/><text:change-start text:change-id="ct1259044712"/>nst&amp;<text:change-end text:change-id="ct1259044712"/> id, std::string const&amp; title, int volume, int number,</text:p>
      <text:p text:style-name="Code"><text:s text:c="13"/>std::string const&amp; date)</text:p>
      <text:p text:style-name="Code"><text:s text:c="2"/>: <text:change text:change-id="ct1264900524"/><text:change-start text:change-id="ct1236551116"/><text:span text:style-name="T5">work</text:span><text:change-end text:change-id="ct1236551116"/>(id, title), volume_(volume), number_(number), date_(date)</text:p>
      <text:p text:style-name="Code"><text:s text:c="2"/>{}</text:p>
      <text:p text:style-name="Code"><text:s text:c="2"/>int volume() const { return volume_; }</text:p>
      <text:p text:style-name="Code"><text:s text:c="2"/>int number() const { return number_; }</text:p>
      <text:p text:style-name="Code"><text:s text:c="2"/>std::string const&amp; date() const { return date_; }</text:p>
      <text:p text:style-name="Code">private:</text:p>
      <text:p text:style-name="Code"><text:s text:c="2"/>int volume_<text:hidden-text text:condition="ooow:comment == 1" text:string-value="see above. I really do suggest that int should not be used for strings that just happen to be usually composed of digits" text:is-hidden="true">see above. I really do suggest that int should not be used for strings that just happen to be usually composed of digits</text:hidden-text><text:change-start text:change-id="ct1236550668"/><text:hidden-text text:condition="ooow:" text:string-value="[RL]Volume doesn't “just happen” to be composed of digits. A volume usually is a number, an actual, bona fide number. A publisher starts with volume 1, and then it publishes volume 2, so 2 comes after 1, or 2 &gt; 1, in C++ terms. Indeed 19 &gt; 2. Storing volume as a mere string obscures this crucial information, resulting in bizarre behavior, such as &quot;19&quot; &lt; &quot;2&quot;. Presumably, a user interface is able to capture volume IV and convert it to 4, which makes more sense than storing it as &quot;IV&quot;. Ideally, a sophisticated Volume class would handle all these details internally, but that is beyond the scope of this book." text:is-hidden="true"/><text:change-end text:change-id="ct1236550668"/>; ///&lt; volume number</text:p>
      <text:p text:style-name="Code"><text:s text:c="2"/>int number_; ///&lt; issue number</text:p>
      <text:p text:style-name="Code"><text:s text:c="2"/>std::string date_; ///&lt; publication date</text:p>
      <text:p text:style-name="Code_20_Last">};</text:p>
      <text:p text:style-name="Body_20_Text_20_Cont">When you de<text:change text:change-id="ct1234751872"/><text:change text:change-id="ct1236552348"/><text:change-start text:change-id="ct1202374864"/>fin<text:change-end text:change-id="ct1202374864"/>e a class using the <text:span text:style-name="Code_20_Inline">struct</text:span> keyword, the default access level is <text:span text:style-name="Code_20_Inline">public</text:span>; when you use the <text:span text:style-name="Code_20_Inline">class</text:span> keyword, the default is <text:span text:style-name="Code_20_Inline">private</text:span>. <text:change-start text:change-id="ct1262095212"/>These keywords also affect derived classes, and except in rare circumstance<text:change-end text:change-id="ct1262095212"/><text:change-start text:change-id="ct1204655348"/>s, <text:span text:style-name="Code_20_Inline">public</text:span> is the right choice here<text:change-end text:change-id="ct1204655348"/><text:change text:change-id="ct1259044152"/><text:change text:change-id="ct1262096108"/><text:hidden-text text:condition="ooow:comment == 1" text:string-value="but the poor reader has no idea what this is or that there is more than one way to inherit " text:is-hidden="true">but the poor reader has no idea what this is or that there is more than one way to inherit </text:hidden-text><text:change text:change-id="ct1262559084"/>, which is how I wrote the classes in Listing <text:variable-get text:name="chapter" office:value-type="float" style:data-style-name="N0">35</text:variable-get>-<text:reference-ref text:reference-format="text" text:ref-name="base_class_code">1</text:reference-ref>.</text:p>
      <text:p text:style-name="Body_20_Text">Notice something new about the initializer lists, too. A derived class can (and should) initialize its base class by listing the base class name and any arguments you want to pass to the base class’s constructor. <text:change-start text:change-id="ct1262094316"/>You can all any constructor by passing the right arguments. <text:change-end text:change-id="ct1262094316"/>If you omit the base class from the initializer list, the compiler uses the base class’s default constructor.</text:p>
      <text:p text:style-name="P2">What do you think happens if the base class does not have a default constructor?</text:p>
      <text:p text:style-name="Body_20_Text_20_First">~LLL</text:p>
      <text:p text:style-name="Body_20_Text">Try it. Comment out <text:change text:change-id="ct1235800636"/><text:change-start text:change-id="ct1263501808"/><text:span text:style-name="T7">work</text:span><text:change-end text:change-id="ct1263501808"/>’s default constructor and try to compile the code for Listing <text:variable-get text:name="chapter" office:value-type="float" style:data-style-name="N0">35</text:variable-get>-<text:reference-ref text:reference-format="text" text:ref-name="base_class_code">1</text:reference-ref>. (Add a trivial <text:span text:style-name="Code_20_Inline">main()</text:span> to make sure you write a complete program, and be sure to <text:span text:style-name="Code_20_Inline">#include</text:span> all necessary headers.) <text:span text:style-name="T1">What happens?</text:span></text:p>
      <text:p text:style-name="P3">~LLL</text:p>
      <text:p text:style-name="P4">That’s right; the compiler complains. The exact error message or messages you get vary from compiler to compiler. I get something like the following:</text:p>
      <text:p text:style-name="Results_20_First">$ <text:span text:style-name="T1">g++ -ansi -pedantic </text:span><text:change text:change-id="ct1258999648"/><text:change text:change-id="ct1235938628"/><text:change text:change-id="ct1235936276"/><text:span text:style-name="T1">list3</text:span><text:change-start text:change-id="ct1258803996"/><text:span text:style-name="T1">5</text:span><text:change-end text:change-id="ct1258803996"/><text:change text:change-id="ct1144737312"/><text:span text:style-name="T1">01</text:span><text:change-start text:change-id="ct1144734288"/><text:span text:style-name="T1">err</text:span><text:change-end text:change-id="ct1144734288"/><text:span text:style-name="T1">.cpp</text:span></text:p>
      <text:p text:style-name="Results"><text:change-start text:change-id="ct1144736640"/>list3501err.cpp: In constructor ‘book::book()’:</text:p>
      <text:p text:style-name="Results">list3501err.cpp:22: error: no matching function for call to ‘work::work()’</text:p>
      <text:p text:style-name="Results">list3501err.cpp:11: note: candidates are: work::work(const std::string&amp;,~CCC</text:p>
      <text:p text:style-name="Results"><text:s text:c="3"/>const std::string&amp;)</text:p>
      <text:p text:style-name="Results">list3501err.cpp:8: note: <text:s text:c="16"/>work::work(const work&amp;)</text:p>
      <text:p text:style-name="Results">list3501err.cpp: In constructor ‘periodical::periodical()’:</text:p>
      <text:p text:style-name="Results">list3501err.cpp:36: error: no matching function for call to ‘work::work()’</text:p>
      <text:p text:style-name="Results">list3501err.cpp:11: note: candidates are: work::work(const std::string&amp;,~CCC</text:p>
      <text:p text:style-name="Results"><text:s text:c="3"/>const std::string&amp;)</text:p>
      <text:p text:style-name="Results_20_Last">list3501err.cpp:8: note: <text:s text:c="16"/>work::work(const work&amp;)<text:change-end text:change-id="ct1144736640"/><text:change text:change-id="ct1202203968"/><text:change text:change-id="ct1202203744"/><text:change text:change-id="ct1202203184"/><text:change text:change-id="ct1249112524"/><text:change text:change-id="ct1204665340"/><text:change text:change-id="ct1204665676"/><text:change text:change-id="ct1204664892"/><text:change text:change-id="ct1204663212"/><text:change text:change-id="ct1249025920"/><text:change text:change-id="ct1249025808"/><text:change text:change-id="ct1249025584"/><text:change text:change-id="ct1204652256"/><text:change text:change-id="ct1144779124"/><text:change text:change-id="ct1202244828"/><text:change text:change-id="ct1202245052"/><text:change text:change-id="ct1202244604"/><text:change text:change-id="ct1234752880"/><text:change text:change-id="ct1234751536"/><text:change text:change-id="ct1234751648"/><text:change text:change-id="ct1234752208"/><text:change text:change-id="ct1262089992"/><text:change text:change-id="ct1202203520"/><text:change text:change-id="ct1236550220"/><text:change text:change-id="ct1244472544"/><text:change text:change-id="ct1236553244"/><text:change text:change-id="ct1236553580"/><text:change text:change-id="ct1262080832"/><text:change text:change-id="ct1259367636"/><text:change text:change-id="ct1259367860"/><text:change text:change-id="ct1259365620"/><text:change text:change-id="ct1259367748"/><text:change text:change-id="ct1259368084"/><text:change text:change-id="ct1259368196"/><text:change text:change-id="ct1259367524"/><text:change text:change-id="ct1258807132"/><text:change text:change-id="ct1258805900"/><text:change text:change-id="ct1258803436"/><text:change text:change-id="ct1258998304"/><text:change text:change-id="ct1202375760"/><text:change text:change-id="ct1262093196"/><text:change text:change-id="ct1262095548"/><text:change text:change-id="ct1262092524"/><text:change text:change-id="ct1244472320"/><text:change text:change-id="ct1202376544"/><text:change text:change-id="ct1258717436"/><text:change text:change-id="ct1202376208"/><text:change text:change-id="ct1262093756"/><text:change text:change-id="ct1262083856"/><text:change text:change-id="ct1202372332"/><text:change text:change-id="ct1202372444"/><text:change text:change-id="ct1144735072"/><text:change text:change-id="ct1144736528"/><text:change text:change-id="ct1144737088"/></text:p>
      <text:p text:style-name="Body_20_Text_20_Cont">Base classes are always initialized before members, starting with the root of the class tree. You can see this for yourself by writing classes that print messages from their constructors, as demonstrated in Listing <text:variable-get text:name="chapter" office:value-type="float" style:data-style-name="N0">35</text:variable-get>-<text:reference-ref text:reference-format="text" text:ref-name="debug_ctors_code">2</text:reference-ref>.</text:p>
      <text:p text:style-name="Code_20_Caption">Listing <text:variable-get text:name="chapter" office:value-type="float" style:data-style-name="N0">35</text:variable-get>-<text:reference-mark-start text:name="debug_ctors_code"/><text:sequence text:ref-name="refText1" text:name="Text" text:formula="ooow:Text+1" style:num-format="1">2</text:sequence><text:reference-mark-end text:name="debug_ctors_code"/>. Printing messages from constructors to illustrate order of construction</text:p>
      <text:p text:style-name="Code_20_First">#include &lt;iostream&gt;</text:p>
      <text:p text:style-name="Code">#include &lt;ostream&gt;</text:p>
      <text:p text:style-name="Code"/>
      <text:p text:style-name="Code">class base</text:p>
      <text:p text:style-name="Code">{</text:p>
      <text:p text:style-name="Code">public:</text:p>
      <text:p text:style-name="Code"><text:s text:c="2"/>base() { std::cout &lt;&lt; "base::base()\n"; }</text:p>
      <text:p text:style-name="Code">};</text:p>
      <text:p text:style-name="Code"/>
      <text:p text:style-name="Code">class middle : public base</text:p>
      <text:p text:style-name="Code">{</text:p>
      <text:p text:style-name="Code">public:</text:p>
      <text:p text:style-name="Code"><text:s text:c="2"/>middle() { std::cout &lt;&lt; "middle::middle()\n"; }</text:p>
      <text:p text:style-name="Code">};</text:p>
      <text:p text:style-name="Code"/>
      <text:p text:style-name="Code">class derived : public middle</text:p>
      <text:p text:style-name="Code">{</text:p>
      <text:p text:style-name="Code">public:</text:p>
      <text:p text:style-name="Code"><text:s text:c="2"/>derived() { std::cout &lt;&lt; "derived::derived()\n"; }</text:p>
      <text:p text:style-name="Code">};</text:p>
      <text:p text:style-name="Code"/>
      <text:p text:style-name="Code">int main()</text:p>
      <text:p text:style-name="Code">{</text:p>
      <text:p text:style-name="Code"><text:s text:c="2"/>derived d;</text:p>
      <text:p text:style-name="Code_20_Last">}</text:p>
      <text:p text:style-name="P5">What output do you expect from the program in Listing <text:variable-get text:name="chapter" office:value-type="float" style:data-style-name="N0">35</text:variable-get>-<text:reference-ref text:reference-format="text" text:ref-name="debug_ctors_code">2</text:reference-ref>?</text:p>
      <text:p text:style-name="Body_20_Text_20_First">~LLL</text:p>
      <text:p text:style-name="Body_20_Text_20_First">~LLL</text:p>
      <text:p text:style-name="Body_20_Text_20_First">~LLL</text:p>
      <text:p text:style-name="Body_20_Text">Try it. <text:span text:style-name="T1">What output did you actually get?</text:span></text:p>
      <text:p text:style-name="Body_20_Text_20_First">~LLL</text:p>
      <text:p text:style-name="Body_20_Text_20_First">~LLL</text:p>
      <text:p text:style-name="Body_20_Text_20_First">~LLL</text:p>
      <text:p text:style-name="P2">Were you correct?<text:span text:style-name="T2"> ~SSS Just for completeness, I get the following:</text:span></text:p>
      <text:p text:style-name="Results_20_First">base::base()</text:p>
      <text:p text:style-name="Results">middle::middle()</text:p>
      <text:p text:style-name="Results_20_Last">derived::derived()</text:p>
      <text:p text:style-name="Body_20_Text_20_Cont">Remember that if you omit the base class from the initializers, or you omit the initializer list entirely, the base class’s default constructor is called. Listing <text:span text:style-name="T2"><text:variable-get text:name="chapter" office:value-type="float" style:data-style-name="N0">35</text:variable-get></text:span><text:span text:style-name="T2">-</text:span><text:span text:style-name="T2"><text:reference-ref text:reference-format="text" text:ref-name="debug_ctors_code">2</text:reference-ref></text:span><text:span text:style-name="T2"> contains only default constructors, so what happens is that the the constructor for </text:span><text:span text:style-name="T8">derived</text:span><text:span text:style-name="T2"> first </text:span><text:change text:change-id="ct1202201840"/><text:change-start text:change-id="ct1262091896"/><text:span text:style-name="T2">invoke</text:span><text:change-end text:change-id="ct1262091896"/><text:span text:style-name="T2">s</text:span><text:span text:style-name="T2"><text:hidden-text text:condition="ooow:comment == 1" text:string-value="calls? but ctors cannot be called :-) Use invokes " text:is-hidden="true">calls? but ctors cannot be called :-) Use invokes </text:hidden-text></text:span><text:change-start text:change-id="ct1144779460"/><text:span text:style-name="T2"><text:hidden-text text:condition="ooow:" text:string-value="[RL]Note that the standard often uses “calls”." text:is-hidden="true"/></text:span><text:change-end text:change-id="ct1144779460"/><text:span text:style-name="T2"> the default constructor for </text:span><text:span text:style-name="T8">middle</text:span><text:span text:style-name="T2">, and then executes its own function body. The constructor for </text:span><text:span text:style-name="T8">middle</text:span><text:span text:style-name="T2"> </text:span><text:change text:change-id="ct1234752432"/><text:change-start text:change-id="ct1234752544"/><text:span text:style-name="T2">invoke</text:span><text:change-end text:change-id="ct1234752544"/><text:span text:style-name="T2">s the default constructor for </text:span><text:span text:style-name="T8">base</text:span><text:span text:style-name="T2"> first, and the constructor for </text:span><text:span text:style-name="T8">base</text:span><text:span text:style-name="T2"> has nothing to do except execute its function body. Then it returns, and the constructor body for </text:span><text:span text:style-name="T8">middle</text:span><text:span text:style-name="T2"> executes and returns, letting </text:span><text:span text:style-name="T8">derived</text:span><text:span text:style-name="T2"> run its function body.</text:span></text:p>
      <text:p text:style-name="Heading_20_1">Destructors</text:p>
      <text:p text:style-name="Body_20_Text_20_First">When an object is destroyed, say because the function in which <text:change-start text:change-id="ct1202262920"/>it <text:change-end text:change-id="ct1202262920"/>is de<text:change text:change-id="ct1236588096"/><text:change-start text:change-id="ct1259627320"/>fin<text:change-end text:change-id="ct1259627320"/>ed ends and returns, sometimes you need to do some cleanup. A class has another special member function that performs clean-up when an object is destroyed. This special member function is called a <text:span text:style-name="T9">destructor</text:span>.</text:p>
      <text:p text:style-name="Body_20_Text">Like constructors, destructors<text:hidden-text text:condition="ooow:comment == 1" text:string-value="but unlike constructors they can be called explicitly" text:is-hidden="true">but unlike constructors they can be called explicitly</text:hidden-text><text:change-start text:change-id="ct1263873892"/><text:hidden-text text:condition="ooow:" text:string-value="[RL]But the reader doesn’t need to know that yet" text:is-hidden="true"/><text:change-end text:change-id="ct1263873892"/> do not have return values. A destructor name is the class name preceded by a tilde (<text:span text:style-name="Code_20_Inline">~</text:span>). Listing <text:variable-get text:name="chapter" office:value-type="float" style:data-style-name="N0">35</text:variable-get>-<text:reference-ref text:reference-format="text" text:ref-name="dtors_code">3</text:reference-ref> adds destructors to the example classes from Listing <text:span text:style-name="T2"><text:variable-get text:name="chapter" office:value-type="float" style:data-style-name="N0">35</text:variable-get></text:span><text:span text:style-name="T2">-</text:span><text:span text:style-name="T2"><text:reference-ref text:reference-format="text" text:ref-name="debug_ctors_code">2</text:reference-ref></text:span><text:span text:style-name="T2">.</text:span></text:p>
      <text:p text:style-name="Code_20_Caption">Listing <text:variable-get text:name="chapter" office:value-type="float" style:data-style-name="N0">35</text:variable-get>-<text:reference-mark-start text:name="dtors_code"/><text:sequence text:ref-name="refText2" text:name="Text" text:formula="ooow:Text+1" style:num-format="1">3</text:sequence><text:reference-mark-end text:name="dtors_code"/>. Order of calling destructors</text:p>
      <text:p text:style-name="Code_20_First">#include &lt;iostream&gt;</text:p>
      <text:p text:style-name="Code">#include &lt;ostream&gt;</text:p>
      <text:p text:style-name="Code"/>
      <text:p text:style-name="Code">class base</text:p>
      <text:p text:style-name="Code">{</text:p>
      <text:p text:style-name="Code">public:</text:p>
      <text:p text:style-name="Code"><text:s text:c="2"/>base() <text:s/>{ std::cout &lt;&lt; "base::base()\n"; }</text:p>
      <text:p text:style-name="Code"><text:s text:c="2"/>~base() { std::cout &lt;&lt; "base::~base()\n"; }</text:p>
      <text:p text:style-name="Code">};</text:p>
      <text:p text:style-name="Code"/>
      <text:p text:style-name="Code">class middle : public base</text:p>
      <text:p text:style-name="Code">{</text:p>
      <text:p text:style-name="Code">public:</text:p>
      <text:p text:style-name="Code"><text:s text:c="2"/>middle() <text:s/>{ std::cout &lt;&lt; "middle::middle()\n"; }</text:p>
      <text:p text:style-name="Code"><text:s text:c="2"/>~middle() { std::cout &lt;&lt; "middle::~middle()\n"; }</text:p>
      <text:p text:style-name="Code">};</text:p>
      <text:p text:style-name="Code"/>
      <text:p text:style-name="Code">class derived : public middle</text:p>
      <text:p text:style-name="Code">{</text:p>
      <text:p text:style-name="Code">public:</text:p>
      <text:p text:style-name="Code"><text:s text:c="2"/>derived() <text:s/>{ std::cout &lt;&lt; "derived::derived()\n"; }</text:p>
      <text:p text:style-name="Code"><text:s text:c="2"/>~derived() { std::cout &lt;&lt; "derived::~derived()\n"; }</text:p>
      <text:p text:style-name="Code">};</text:p>
      <text:p text:style-name="Code"/>
      <text:p text:style-name="Code">int main()</text:p>
      <text:p text:style-name="Code">{</text:p>
      <text:p text:style-name="Code"><text:s text:c="2"/>derived d;</text:p>
      <text:p text:style-name="Code_20_Last">}</text:p>
      <text:p text:style-name="P5">What output do you expect from the program in Listing <text:variable-get text:name="chapter" office:value-type="float" style:data-style-name="N0">35</text:variable-get>-<text:reference-ref text:reference-format="text" text:ref-name="dtors_code">3</text:reference-ref>?</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Try it. <text:span text:style-name="T1">What do you actually get?</text:span></text:p>
      <text:p text:style-name="Body_20_Text_20_First">~LLL</text:p>
      <text:p text:style-name="Body_20_Text_20_First">~LLL</text:p>
      <text:p text:style-name="Body_20_Text_20_First">~LLL</text:p>
      <text:p text:style-name="Body_20_Text_20_First">~LLL</text:p>
      <text:p text:style-name="Body_20_Text_20_First">~LLL</text:p>
      <text:p text:style-name="Body_20_Text_20_First">~LLL</text:p>
      <text:p text:style-name="P2">Were you correct?<text:span text:style-name="T2"> ~SSS When a function returns, it destroys all local objects in the reverse order of construction. When a destructor runs, it destroys the most-derived class first by running the destructor’s function body, and then invokes</text:span><text:span text:style-name="T2"><text:hidden-text text:condition="ooow:comment == 1" text:string-value="Yes, an interesting linguistic problem with some subtle hidden consequences. Such as the lifetime of variables that are local to a dtor." text:is-hidden="true">Yes, an interesting linguistic problem with some subtle hidden consequences. Such as the lifetime of variables that are local to a dtor.</text:hidden-text></text:span><text:span text:style-name="T2"> the immediate base class destructor. Hence, the destructors run in opposite order of construction in this example:</text:span></text:p>
      <text:p text:style-name="Results_20_First">base::base()</text:p>
      <text:p text:style-name="Results">middle::middle()</text:p>
      <text:p text:style-name="Results">derived::derived()</text:p>
      <text:p text:style-name="Results">derived::~derived()</text:p>
      <text:p text:style-name="Results">middle::~middle()</text:p>
      <text:p text:style-name="Results_20_Last">base::~base()</text:p>
      <text:p text:style-name="Body_20_Text_20_Cont">If you don’t write a destructor, the compiler writes one for you. The compiler’s destructor merely calls the destructor for every data member, then <text:change text:change-id="ct1262081616"/><text:change-start text:change-id="ct1262081728"/>executes<text:change-end text:change-id="ct1262081728"/><text:hidden-text text:condition="ooow:comment == 1" text:string-value="perhaps excutes might be a better term" text:is-hidden="true">perhaps excutes might be a better term</text:hidden-text> the destructor for the base class. For simple classes in these examples, the compiler’s destructors work just fine. Later, you will find more interesting uses for destructors; for now, the main purpose is just to visualize the life cycle of an object.</text:p>
      <text:p text:style-name="Body_20_Text">Read Listing <text:variable-get text:name="chapter" office:value-type="float" style:data-style-name="N0">35</text:variable-get>-<text:reference-ref text:reference-format="text" text:ref-name="puzzle_code">4</text:reference-ref> carefully.</text:p>
      <text:p text:style-name="Code_20_Caption">Listing <text:variable-get text:name="chapter" office:value-type="float" style:data-style-name="N0">35</text:variable-get>-<text:reference-mark-start text:name="puzzle_code"/><text:sequence text:ref-name="refText3" text:name="Text" text:formula="ooow:Text+1" style:num-format="1">4</text:sequence><text:reference-mark-end text:name="puzzle_code"/>. Constructors and destructors</text:p>
      <text:p text:style-name="Code_20_First">#include &lt;iostream&gt;</text:p>
      <text:p text:style-name="Code">#include &lt;ostream&gt;</text:p>
      <text:p text:style-name="Code">#include &lt;vector&gt;</text:p>
      <text:p text:style-name="Code"/>
      <text:p text:style-name="Code">class base</text:p>
      <text:p text:style-name="Code">{</text:p>
      <text:p text:style-name="Code">public:</text:p>
      <text:p text:style-name="Code"><text:s text:c="2"/>base(int value) : value_(value) { std::cout &lt;&lt; "base(" &lt;&lt; value &lt;&lt; ")\n"; }</text:p>
      <text:p text:style-name="Code"><text:s text:c="2"/>base() : value_(0) { std::cout &lt;&lt; "base()\n"; }</text:p>
      <text:p text:style-name="Code"><text:s text:c="2"/>base(base const&amp; copy)</text:p>
      <text:p text:style-name="Code"><text:s text:c="2"/>: value_(copy.value_)</text:p>
      <text:p text:style-name="Code"><text:s text:c="2"/>{ std::cout &lt;&lt; "copy base(" &lt;&lt; value_ &lt;&lt; ")\n"; }</text:p>
      <text:p text:style-name="Code"/>
      <text:p text:style-name="Code"><text:s text:c="2"/>~base() { std::cout &lt;&lt; "~base(" &lt;&lt; value_ &lt;&lt; ")\n"; }</text:p>
      <text:p text:style-name="Code"><text:s text:c="2"/>int value() const { return value_; }</text:p>
      <text:p text:style-name="Code"><text:s text:c="2"/>base&amp; operator++()</text:p>
      <text:p text:style-name="Code"><text:s text:c="2"/>{</text:p>
      <text:p text:style-name="Code"><text:s text:c="4"/>++value_;</text:p>
      <text:p text:style-name="Code"><text:s text:c="4"/>return *this;</text:p>
      <text:p text:style-name="Code"><text:s text:c="2"/>}</text:p>
      <text:p text:style-name="Code">private:</text:p>
      <text:p text:style-name="Code"><text:s text:c="2"/>int value_;</text:p>
      <text:p text:style-name="Code">};</text:p>
      <text:p text:style-name="Code"/>
      <text:p text:style-name="Code">class derived : public base</text:p>
      <text:p text:style-name="Code">{</text:p>
      <text:p text:style-name="Code">public:</text:p>
      <text:p text:style-name="Code"><text:s text:c="2"/>derived(int value): base(value) { std::cout &lt;&lt; "derived(" &lt;&lt; value &lt;&lt; ")\n"; }</text:p>
      <text:p text:style-name="Code"><text:s text:c="2"/>derived() : base() { std::cout &lt;&lt; "derived()\n"; }</text:p>
      <text:p text:style-name="Code"><text:s text:c="2"/>derived(derived const&amp; copy)</text:p>
      <text:p text:style-name="Code"><text:s text:c="2"/>: base(copy)</text:p>
      <text:p text:style-name="Code"><text:s text:c="2"/>{ std::cout &lt;&lt; "copy derived(" &lt;&lt; value() &lt;&lt; "\n"; }</text:p>
      <text:p text:style-name="Code"><text:s text:c="2"/>~derived() { std::cout &lt;&lt; "~derived(" &lt;&lt; value() &lt;&lt; ")\n"; }</text:p>
      <text:p text:style-name="Code">};</text:p>
      <text:p text:style-name="Code"/>
      <text:p text:style-name="Code">derived make_derived()</text:p>
      <text:p text:style-name="Code">{</text:p>
      <text:p text:style-name="Code"><text:s text:c="2"/>return derived(42);</text:p>
      <text:p text:style-name="Code">}</text:p>
      <text:p text:style-name="Code"/>
      <text:p text:style-name="Code">base increment(base b)</text:p>
      <text:p text:style-name="Code">{</text:p>
      <text:p text:style-name="Code"><text:s text:c="2"/>++b;</text:p>
      <text:p text:style-name="Code"><text:s text:c="2"/>return b;</text:p>
      <text:p text:style-name="Code">}</text:p>
      <text:p text:style-name="Code"/>
      <text:p text:style-name="Code">void increment_reference(base&amp; b)</text:p>
      <text:p text:style-name="Code">{</text:p>
      <text:p text:style-name="Code"><text:s text:c="2"/>++b;</text:p>
      <text:p text:style-name="Code">}</text:p>
      <text:p text:style-name="Code"/>
      <text:p text:style-name="Code">int main()</text:p>
      <text:p text:style-name="Code">{</text:p>
      <text:p text:style-name="Code"><text:s text:c="2"/>derived d(make_derived());</text:p>
      <text:p text:style-name="Code"><text:s text:c="2"/>base b(increment(d));</text:p>
      <text:p text:style-name="Code"><text:s text:c="2"/>increment_reference(d);</text:p>
      <text:p text:style-name="Code"><text:s text:c="2"/>increment_reference(b);</text:p>
      <text:p text:style-name="Code"><text:s text:c="2"/>derived a(d.value() + b.value());</text:p>
      <text:p text:style-name="Code_20_Last">}</text:p>
      <text:p text:style-name="P2">Fill in the left-hand column of Table <text:variable-get text:name="chapter" office:value-type="float" style:data-style-name="N0">35</text:variable-get>-<text:reference-ref text:reference-format="text" text:ref-name="ctor_dtor_results_table">1</text:reference-ref> with the output you expect from the program.</text:p>
      <text:p text:style-name="Table_20_Caption">Table <text:variable-get text:name="chapter" office:value-type="float" style:data-style-name="N0">35</text:variable-get>-<text:reference-mark-start text:name="ctor_dtor_results_table"/><text:sequence text:ref-name="refTable0" text:name="Table" text:formula="ooow:Table+1" style:num-format="1">1</text:sequence><text:reference-mark-end text:name="ctor_dtor_results_table"/>. Expected and actual results of running the program in Listing <text:variable-get text:name="chapter" office:value-type="float" style:data-style-name="N0">35</text:variable-get>-<text:reference-ref text:reference-format="text" text:ref-name="puzzle_code">4</text:reference-ref></text:p>
      <table:table table:name="Table1" table:style-name="Table1">
        <table:table-column table:style-name="Table1.A"/>
        <table:table-column table:style-name="Table1.B"/>
        <table:table-row>
          <table:table-cell table:style-name="Table1.A1" office:value-type="string">
            <text:p text:style-name="Table_20_Head">Expected output</text:p>
          </table:table-cell>
          <table:table-cell table:style-name="Table1.B1" office:value-type="string">
            <text:p text:style-name="Table_20_Head">Actual output</text:p>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
          </table:table-cell>
          <table:table-cell table:style-name="Table1.B2" office:value-type="string">
            <text:p text:style-name="Table_20_Text"/>
          </table:table-cell>
        </table:table-row>
        <table:table-row>
          <table:table-cell table:style-name="Table1.A2" office:value-type="string">
            <text:p text:style-name="Table_20_Text_20_Last"/>
          </table:table-cell>
          <table:table-cell table:style-name="Table1.B2" office:value-type="string">
            <text:p text:style-name="Table_20_Text_20_Last"/>
          </table:table-cell>
        </table:table-row>
      </table:table>
      <text:p text:style-name="Body_20_Text_20_Cont">Try it. <text:span text:style-name="T1">Fill in the right-hand column of Table </text:span><text:span text:style-name="T1"><text:variable-get text:name="chapter" office:value-type="float" style:data-style-name="N0">35</text:variable-get></text:span><text:span text:style-name="T1">-</text:span><text:span text:style-name="T1"><text:reference-ref text:reference-format="text" text:ref-name="ctor_dtor_results_table">1</text:reference-ref></text:span><text:span text:style-name="T1"> with the actual output.</text:span><text:span text:style-name="T2"> Compare the two columns. </text:span><text:span text:style-name="T1">Did you get everything correct?</text:span><text:span text:style-name="T2"> ~SSS</text:span></text:p>
      <text:p text:style-name="P6">Below is the actual output on my system, with some commentary. Remember that compilers have some leeway in optimizing away extra calls to the copy constructor. You might get one or two extra copy calls in the mix.</text:p>
      <text:p text:style-name="Results_20_First">base(42) <text:s text:c="22"/>// inside make_derived()</text:p>
      <text:p text:style-name="Results">derived(42) <text:s text:c="19"/>// finish constructing in make_derived()</text:p>
      <text:p text:style-name="Results">copy base(42) <text:s text:c="17"/>// copy to b in call to increment()</text:p>
      <text:p text:style-name="Results">copy base(43) <text:s text:c="17"/>// copy return value from increment to b in main</text:p>
      <text:p text:style-name="Results">~base(43) <text:s text:c="21"/>// destroy temporary return value</text:p>
      <text:p text:style-name="Results">base(87) <text:s text:c="22"/>// construct a in main</text:p>
      <text:p text:style-name="Results">derived(87) <text:s text:c="19"/>// construct a in main</text:p>
      <text:p text:style-name="Results">~derived(87) <text:s text:c="18"/>// end of main: destroy a</text:p>
      <text:p text:style-name="Results">~base(87) <text:s text:c="21"/>// destroy a</text:p>
      <text:p text:style-name="Results">~base(44) <text:s text:c="21"/>// destroy b</text:p>
      <text:p text:style-name="Results">~derived(43) <text:s text:c="18"/>// destroy d</text:p>
      <text:p text:style-name="Results_20_Last">~base(43) <text:s text:c="21"/>// finish destroying d</text:p>
      <text:p text:style-name="Body_20_Text_20_Cont">Note how pass-by-reference (<text:span text:style-name="Code_20_Inline">increment_reference</text:span>) does not invoke any constructors because no objects are being constructed. Instead, references are passed to the function, and the referenced object is incremented.</text:p>
      <text:p text:style-name="P4">By the way, I have not yet shown you how to overload the increment operator, but you probably guessed that’s how it works (in class <text:span text:style-name="Code_20_Inline">base</text:span>). Decrement is similar.</text:p>
      <text:p text:style-name="Heading_20_1">Access Level</text:p>
      <text:p text:style-name="Body_20_Text_20_First">At the start of the exploration, I <text:change-start text:change-id="ct1262082064"/>told you to use <text:span text:style-name="Code_20_Inline">public</text:span> before the base class name<text:change-end text:change-id="ct1262082064"/><text:change text:change-id="ct1262082288"/><text:hidden-text text:condition="ooow:comment == 1" text:string-value="not in the text that I have. I think you should have done so explicitly even if briefly." text:is-hidden="true">not in the text that I have. I think you should have done so explicitly even if briefly.</text:hidden-text>, but never <text:change text:change-id="ct1243958832"/>explained <text:change text:change-id="ct1258717996"/><text:change-start text:change-id="ct1262093084"/>why<text:change-end text:change-id="ct1262093084"/>. Now is the time to <text:change text:change-id="ct1244474784"/><text:change-start text:change-id="ct1236551788"/>fill you in on the details<text:change-end text:change-id="ct1236551788"/>.<text:change-start text:change-id="ct1258804780"/><text:hidden-text text:condition="ooow:" text:string-value="[MM] Any reason why you can't do this at the start? This section seems to follow naturally from the previous exploration." text:is-hidden="true"/><text:change-end text:change-id="ct1258804780"/><text:change-start text:change-id="ct1205495460"/><text:hidden-text text:condition="ooow:" text:string-value="[RL] I need to explain inheritance first. Then explain public inheritance vs. private inheritance. It’s just an artifact of C++ that I needed to bring it up at the start of the Exploration." text:is-hidden="true"/></text:p>
      <text:p text:style-name="Body_20_Text"><text:change-end text:change-id="ct1205495460"/><text:change-start text:change-id="ct1202373744"/>Access levels affect inheritance the same way they affect members. <text:span text:style-name="T9">Public inheritance</text:span> occurs when you use the <text:span text:style-name="Code_20_Inline">struct</text:span> keyword to define a class or the <text:span text:style-name="Code_20_Inline">public</text:span> keyword before the base class name.<text:change-end text:change-id="ct1202373744"/><text:change-start text:change-id="ct1262094764"/> <text:change-end text:change-id="ct1262094764"/>Public inheritance means the derived class inherits every member of the base class at the same access level<text:change-start text:change-id="ct1243955472"/> that the members have in the base class<text:change-end text:change-id="ct1243955472"/>. Except in rare circumstances, that’s exactly what you want to have happen. Remember that the convention is that <text:span text:style-name="Code_20_Inline">struct</text:span> is reserved for C compatibility and other POD data types. Inheritance is not POD<text:hidden-text text:condition="ooow:comment == 1" text:string-value="Indeed but you are using a convention I have never seen before. In addition the concept of POD is under active review by WG21 as being too restrictive." text:is-hidden="true">Indeed but you are using a convention I have never seen before. In addition the concept of POD is under active review by WG21 as being too restrictive.</text:hidden-text>. Thus, you tend to see <text:span text:style-name="Code_20_Inline">class</text:span> definitions with explicit public inheritance. It seems more verbose than using <text:span text:style-name="Code_20_Inline">struct</text:span> with <text:span text:style-name="Code_20_Inline">private:</text:span> access specifiers where necessary, but the <text:span text:style-name="Code_20_Inline">struct</text:span>/<text:span text:style-name="Code_20_Inline">class</text:span> distinction between POD and non-POD serves a useful purpose<text:hidden-text text:condition="ooow:comment == 1" text:string-value="Maybe but the distinction is not in wide use. The idiom I am familar with is that the struct keyword is used where data members should be directly accessable in the scope of the definition." text:is-hidden="true">Maybe but the distinction is not in wide use. The idiom I am familar with is that the struct keyword is used where data members should be directly accessable in the scope of the definition.</text:hidden-text><text:change-start text:change-id="ct1202375088"/><text:hidden-text text:condition="ooow:" text:string-value="[RL]I am presenting simple, but effective, guidelines for the reader" text:is-hidden="true"/><text:change-end text:change-id="ct1202375088"/>, even if the compiler doesn’t care.</text:p>
      <text:p text:style-name="Body_20_Text"><text:change-start text:change-id="ct1204654228"/><text:span text:style-name="T9">Private inheritance</text:span><text:change-end text:change-id="ct1204654228"/><text:change-start text:change-id="ct1262556172"/> occurs when you use the <text:span text:style-name="Code_20_Inline">private</text:span> keyword, and is the default when y<text:change-end text:change-id="ct1262556172"/><text:change-start text:change-id="ct1202375200"/>ou define a class using the <text:span text:style-name="Code_20_Inline">class</text:span> keyword.<text:change-end text:change-id="ct1202375200"/><text:change text:change-id="ct1262095324"/> <text:change-start text:change-id="ct1202374192"/>Private inheritance <text:change-end text:change-id="ct1202374192"/>keeps every member of the base class private and inaccessible to users of the derived class. The compiler still calls the base class constructor and destructor when necessary, and the derived class still inherits all the members of the base class. The derived class can call any of the base class’s public member functions, but no one else can call them through the derived class. It’s as though the derived class redeclares all inherited members as <text:span text:style-name="Code_20_Inline">private</text:span>. I recommend that you not use private inheritance. If the compiler complains about inaccessible members, most likely you forgot to include a <text:span text:style-name="Code_20_Inline">public</text:span> keyword in the class definition. Try compiling Listing <text:variable-get text:name="chapter" office:value-type="float" style:data-style-name="N0">35</text:variable-get>-<text:reference-ref text:reference-format="text" text:ref-name="private_inheritance_code">5</text:reference-ref> to see what I mean.</text:p>
      <text:p text:style-name="Code_20_Caption"><text:hidden-text text:condition="ooow:" text:string-value=".cxx" text:is-hidden="true"/>Listing <text:variable-get text:name="chapter" office:value-type="float" style:data-style-name="N0">35</text:variable-get>-<text:reference-mark-start text:name="private_inheritance_code"/><text:sequence text:ref-name="refText4" text:name="Text" text:formula="ooow:Text+1" style:num-format="1">5</text:sequence><text:reference-mark-end text:name="private_inheritance_code"/>. Accidentally inheriting privately</text:p>
      <text:p text:style-name="Code_20_First">class base</text:p>
      <text:p text:style-name="Code">{</text:p>
      <text:p text:style-name="Code">public:</text:p>
      <text:p text:style-name="Code"><text:s text:c="2"/>base(int v = 42) : value_(v) {}</text:p>
      <text:p text:style-name="Code"><text:s text:c="2"/>int value() const { return value_; }</text:p>
      <text:p text:style-name="Code">private:</text:p>
      <text:p text:style-name="Code"><text:s text:c="2"/>int value_;</text:p>
      <text:p text:style-name="Code">};</text:p>
      <text:p text:style-name="Code"/>
      <text:p text:style-name="Code">class derived : base</text:p>
      <text:p text:style-name="Code">{</text:p>
      <text:p text:style-name="Code">public:</text:p>
      <text:p text:style-name="Code"><text:s text:c="2"/>derived() : base() {}</text:p>
      <text:p text:style-name="Code">};</text:p>
      <text:p text:style-name="Code"/>
      <text:p text:style-name="Code">int main()</text:p>
      <text:p text:style-name="Code">{</text:p>
      <text:p text:style-name="Code"><text:s text:c="2"/>base b;</text:p>
      <text:p text:style-name="Code"><text:s text:c="2"/>int x(b.value());</text:p>
      <text:p text:style-name="Code"><text:s text:c="2"/>derived d;</text:p>
      <text:p text:style-name="Code"><text:s text:c="2"/>int y(d.value());</text:p>
      <text:p text:style-name="Code_20_Last">}<text:change-start text:change-id="ct1202375424"/></text:p>
      <text:p text:style-name="Body_20_Text_20_Cont">When you read C++ code, you might see another access level, <text:span text:style-name="Code_20_Inline">protected</text:span>. I’ll cover that one later. Two access levels are more than enough to start with.<text:change-end text:change-id="ct1202375424"/></text:p>
      <text:p text:style-name="Heading_20_1"><text:change-start text:change-id="ct1258719452"/>Programming Style</text:p>
      <text:p text:style-name="Body_20_Text_20_First"><text:change-end text:change-id="ct1258719452"/><text:change-start text:change-id="ct1258717212"/>When in doubt, make data members and member functions private unless and until you know you need to make a member public. Once a member is part of the public interface, anyone using your class is free to use that member, and you have one more code dependency. Changing a public member <text:change-end text:change-id="ct1258717212"/><text:change-start text:change-id="ct1243958608"/>means finding and fixing all those dependencies.<text:change-end text:change-id="ct1243958608"/><text:change text:change-id="ct1204646812"/><text:change-start text:change-id="ct1235952308"/> <text:change-end text:change-id="ct1235952308"/>Keep the public interface as small as possible. If you need to add members later, you can, but it’s much harder to remove a member, or change it from public to private. <text:change text:change-id="ct1204645624"/>Anytime you need to add members to support the public interface, make the supporting functions and data members private.<text:change-start text:change-id="ct1204643944"/></text:p>
      <text:p text:style-name="Body_20_Text">Use public inheritance, not private inheritance.<text:change-end text:change-id="ct1204643944"/><text:change-start text:change-id="ct1235953316"/> Remember that inherited members also becomes part of the derived class’s public interface. <text:change-end text:change-id="ct1235953316"/><text:change-start text:change-id="ct1235954212"/>If you change which class is the base class, you might need to write additional members in the derived class, to make up for members that were in the original base class but are missing from the new base class.<text:change-end text:change-id="ct1235954212"/></text:p>
      <text:p text:style-name="Body_20_Text"><text:change text:change-id="ct1204643048"/>The next exploration continues the discussion of how derived classes work with base classes to provide important functionality.</text:p>
      <text:p text:style-name="Body_20_Text"><text:hidden-text text:condition="ooow:comment == 1" text:string-value="I would scrap this description of protected. Just mention that there is another access specifier 'protected' which you will cover in detail in a later exploration. What you have here is just a recipe for mental indigestion for the reader." text:is-hidden="true">I would scrap this description of protected. Just mention that there is another access specifier 'protected' which you will cover in detail in a later exploration. What you have here is just a recipe for mental indigestion for the reader.</text:hidden-text></text:p>
      <text:p text:style-name="Body_20_Text"><text:hidden-text text:condition="ooow:comment == 1" text:string-value="Please try to come up with something a bit better by way of an example than item. Perhaps published_item might do, and price instead of id." text:is-hidden="true">Please try to come up with something a bit better by way of an example than item. Perhaps published_item might do, and price instead of id.</text:hidd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35 - Inheritance</dc:title>
    <dc:subject>Exploring C++</dc:subject>
    <meta:initial-creator>Ray Lischner</meta:initial-creator>
    <meta:creation-date>2006-03-30T10:01:31</meta:creation-date>
    <dc:creator>Ray Lischner</dc:creator>
    <dc:date>2006-09-24T10:01:52</dc:date>
    <dc:language>en-US</dc:language>
    <meta:editing-cycles>65</meta:editing-cycles>
    <meta:editing-duration>P6DT0H34M30S</meta:editing-duration>
    <meta:user-defined meta:name="codex-configfile">apress-cpp-dox.xml</meta:user-defined>
    <meta:user-defined meta:name="codex-chapter-number">35</meta:user-defined>
    <meta:user-defined meta:name="codex-doxygen"/>
    <meta:user-defined meta:name="Info 4"/>
    <meta:document-statistic meta:table-count="1" meta:image-count="0" meta:object-count="0" meta:page-count="10" meta:paragraph-count="352" meta:word-count="2322" meta:character-count="14964"/>
  </office:meta>
</office:document-meta>
</file>